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102e6e" fo:hyphenate="true" fo:hyphenation-remain-char-count="2" fo:hyphenation-push-char-count="2"/>
    </style:style>
    <style:style style:name="P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558430" fo:hyphenate="true" fo:hyphenation-remain-char-count="2" fo:hyphenation-push-char-count="2"/>
    </style:style>
    <style:style style:name="P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103581" fo:hyphenate="true" fo:hyphenation-remain-char-count="2" fo:hyphenation-push-char-count="2"/>
    </style:style>
    <style:style style:name="P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135900" fo:hyphenate="true" fo:hyphenation-remain-char-count="2" fo:hyphenation-push-char-count="2"/>
    </style:style>
    <style:style style:name="P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4fdd5" fo:hyphenate="true" fo:hyphenation-remain-char-count="2" fo:hyphenation-push-char-count="2"/>
    </style:style>
    <style:style style:name="P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5185f" fo:hyphenate="true" fo:hyphenation-remain-char-count="2" fo:hyphenation-push-char-count="2"/>
    </style:style>
    <style:style style:name="P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167e5c" fo:hyphenate="true" fo:hyphenation-remain-char-count="2" fo:hyphenation-push-char-count="2"/>
    </style:style>
    <style:style style:name="P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906d8" style:font-style-asian="normal" style:font-style-complex="normal" fo:hyphenate="true" fo:hyphenation-remain-char-count="2" fo:hyphenation-push-char-count="2"/>
    </style:style>
    <style:style style:name="P1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c4365" style:font-style-asian="normal" style:font-style-complex="normal" fo:hyphenate="true" fo:hyphenation-remain-char-count="2" fo:hyphenation-push-char-count="2"/>
    </style:style>
    <style:style style:name="P1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67e5c" officeooo:paragraph-rsid="00167e5c" style:font-style-asian="normal" style:font-style-complex="normal" fo:hyphenate="true" fo:hyphenation-remain-char-count="2" fo:hyphenation-push-char-count="2"/>
    </style:style>
    <style:style style:name="P1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d3c" officeooo:paragraph-rsid="001c4365" style:font-style-asian="normal" style:font-style-complex="normal" fo:hyphenate="true" fo:hyphenation-remain-char-count="2" fo:hyphenation-push-char-count="2"/>
    </style:style>
    <style:style style:name="P1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b1c" officeooo:paragraph-rsid="001adb1c" style:font-style-asian="normal" style:font-style-complex="normal" fo:hyphenate="true" fo:hyphenation-remain-char-count="2" fo:hyphenation-push-char-count="2"/>
    </style:style>
    <style:style style:name="P1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c4365" fo:hyphenate="true" fo:hyphenation-remain-char-count="2" fo:hyphenation-push-char-count="2"/>
    </style:style>
    <style:style style:name="P1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e307c" fo:hyphenate="true" fo:hyphenation-remain-char-count="2" fo:hyphenation-push-char-count="2"/>
    </style:style>
    <style:style style:name="P1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b1c" fo:hyphenate="true" fo:hyphenation-remain-char-count="2" fo:hyphenation-push-char-count="2"/>
    </style:style>
    <style:style style:name="P1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d3c" fo:hyphenate="true" fo:hyphenation-remain-char-count="2" fo:hyphenation-push-char-count="2"/>
    </style:style>
    <style:style style:name="P1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1574ba" fo:hyphenate="true" fo:hyphenation-remain-char-count="2" fo:hyphenation-push-char-count="2"/>
    </style:style>
    <style:style style:name="P1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1ea90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23fa52" fo:hyphenate="true" fo:hyphenation-remain-char-count="2" fo:hyphenation-push-char-count="2"/>
    </style:style>
    <style:style style:name="P2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4de15a" fo:hyphenate="true" fo:hyphenation-remain-char-count="2" fo:hyphenation-push-char-count="2"/>
    </style:style>
    <style:style style:name="P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3fa52" officeooo:paragraph-rsid="0023fa52" fo:hyphenate="true" fo:hyphenation-remain-char-count="2" fo:hyphenation-push-char-count="2"/>
    </style:style>
    <style:style style:name="P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3341" officeooo:paragraph-rsid="00253341" fo:hyphenate="true" fo:hyphenation-remain-char-count="2" fo:hyphenation-push-char-count="2"/>
    </style:style>
    <style:style style:name="P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4b79" officeooo:paragraph-rsid="00254b79" fo:hyphenate="true" fo:hyphenation-remain-char-count="2" fo:hyphenation-push-char-count="2"/>
    </style:style>
    <style:style style:name="P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c758" officeooo:paragraph-rsid="0025c758" fo:hyphenate="true" fo:hyphenation-remain-char-count="2" fo:hyphenation-push-char-count="2"/>
    </style:style>
    <style:style style:name="P2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7a41a" officeooo:paragraph-rsid="0027a41a" fo:hyphenate="true" fo:hyphenation-remain-char-count="2" fo:hyphenation-push-char-count="2"/>
    </style:style>
    <style:style style:name="P2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2432" officeooo:paragraph-rsid="0028d76c" fo:hyphenate="true" fo:hyphenation-remain-char-count="2" fo:hyphenation-push-char-count="2"/>
    </style:style>
    <style:style style:name="P2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d76c" officeooo:paragraph-rsid="0028d76c" fo:hyphenate="true" fo:hyphenation-remain-char-count="2" fo:hyphenation-push-char-count="2"/>
    </style:style>
    <style:style style:name="P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4a6f" fo:hyphenate="true" fo:hyphenation-remain-char-count="2" fo:hyphenation-push-char-count="2"/>
    </style:style>
    <style:style style:name="P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aeab" fo:hyphenate="true" fo:hyphenation-remain-char-count="2" fo:hyphenation-push-char-count="2"/>
    </style:style>
    <style:style style:name="P3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aeab" officeooo:paragraph-rsid="002aaeab" fo:hyphenate="true" fo:hyphenation-remain-char-count="2" fo:hyphenation-push-char-count="2"/>
    </style:style>
    <style:style style:name="P3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d0ff7" fo:hyphenate="tru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fbee1" fo:hyphenate="tru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39f5" officeooo:paragraph-rsid="002f39f5" fo:hyphenate="tru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306636" fo:hyphenate="tru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5cbe2a" fo:hyphenate="tru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06636" officeooo:paragraph-rsid="00306636" fo:hyphenate="tru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0c6a" fo:hyphenate="tru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9a99" fo:hyphenate="tru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4d27b" fo:hyphenate="tru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63f11" fo:hyphenate="tru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8195f" officeooo:paragraph-rsid="0038195f" fo:hyphenate="tru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8195f" officeooo:paragraph-rsid="0038195f" style:font-style-asian="italic" style:font-style-complex="italic" fo:hyphenate="tru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951bb" officeooo:paragraph-rsid="003951bb" style:font-style-asian="italic" style:font-style-complex="italic" fo:hyphenate="tru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a8470" officeooo:paragraph-rsid="003df9ff" style:font-style-asian="italic" style:font-style-complex="italic" fo:hyphenate="tru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eaf99" officeooo:paragraph-rsid="003eaf99" style:font-style-asian="italic" style:font-style-complex="italic" fo:hyphenate="tru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4d6c" officeooo:paragraph-rsid="00404d6c" style:font-style-asian="italic" style:font-style-complex="italic" fo:hyphenate="tru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e5da" officeooo:paragraph-rsid="0040e5da" style:font-style-asian="italic" style:font-style-complex="italic" fo:hyphenate="tru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2aad8" officeooo:paragraph-rsid="0042aad8" style:font-style-asian="italic" style:font-style-complex="italic" fo:hyphenate="tru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9d97d" officeooo:paragraph-rsid="0029d97d" style:font-style-asian="normal" style:font-style-complex="normal" fo:hyphenate="tru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4a6f" officeooo:paragraph-rsid="002a4a6f" style:font-style-asian="normal" style:font-style-complex="normal" fo:hyphenate="tru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aeab" officeooo:paragraph-rsid="002aaeab" style:font-style-asian="normal" style:font-style-complex="normal" fo:hyphenate="tru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329a99" officeooo:paragraph-rsid="00329a99" style:font-style-asian="normal" style:font-style-complex="normal" fo:hyphenate="tru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970c7" officeooo:paragraph-rsid="004970c7" style:font-style-asian="normal" style:font-style-complex="normal" fo:hyphenate="tru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b34b5" officeooo:paragraph-rsid="004b34b5" style:font-style-asian="normal" style:font-style-complex="normal" fo:hyphenate="tru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30601" officeooo:paragraph-rsid="00530601" style:font-style-asian="normal" style:font-style-complex="normal" fo:hyphenate="tru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3f43b" officeooo:paragraph-rsid="0053f43b" style:font-style-asian="normal" style:font-style-complex="normal" fo:hyphenate="tru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123da" officeooo:paragraph-rsid="005e91d2" style:font-style-asian="normal" style:font-style-complex="normal" fo:hyphenate="tru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6e93f" officeooo:paragraph-rsid="0066e93f" style:font-style-asian="normal" style:font-style-complex="normal" fo:hyphenate="tru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bd669" officeooo:paragraph-rsid="006bd669" style:font-style-asian="normal" style:font-style-complex="normal" fo:hyphenate="tru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d708a" officeooo:paragraph-rsid="006d708a" style:font-style-asian="normal" style:font-style-complex="normal" fo:hyphenate="tru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ecb83" officeooo:paragraph-rsid="006ecb83" style:font-style-asian="normal" style:font-style-complex="normal" fo:hyphenate="tru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9859a" officeooo:paragraph-rsid="0079859a" style:font-style-asian="normal" style:font-style-complex="normal" fo:hyphenate="tru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a6a47" officeooo:paragraph-rsid="0079859a" style:font-style-asian="normal" style:font-style-complex="normal" fo:hyphenate="tru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a6a47" officeooo:paragraph-rsid="007a6a47" style:font-style-asian="normal" style:font-style-complex="normal" fo:hyphenate="tru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a9a20" officeooo:paragraph-rsid="007a9a20" style:font-style-asian="normal" style:font-style-complex="normal" fo:hyphenate="tru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b05cb" officeooo:paragraph-rsid="007b05cb" style:font-style-asian="normal" style:font-style-complex="normal" fo:hyphenate="tru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c1829" officeooo:paragraph-rsid="007c1829" style:font-style-asian="normal" style:font-style-complex="normal" fo:hyphenate="true" fo:hyphenation-remain-char-count="2" fo:hyphenation-push-char-count="2"/>
    </style:style>
    <style:style style:name="P7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c29b7" officeooo:paragraph-rsid="007c29b7" style:font-style-asian="normal" style:font-style-complex="normal" fo:hyphenate="true" fo:hyphenation-remain-char-count="2" fo:hyphenation-push-char-count="2"/>
    </style:style>
    <style:style style:name="P7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dfdd9" officeooo:paragraph-rsid="007dfdd9" style:font-style-asian="normal" style:font-style-complex="normal" fo:hyphenate="tru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0c365" officeooo:paragraph-rsid="0080c365" style:font-style-asian="normal" style:font-style-complex="normal" fo:hyphenate="tru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1c65b" officeooo:paragraph-rsid="0081c65b" style:font-style-asian="normal" style:font-style-complex="normal" fo:hyphenate="tru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348ae" officeooo:paragraph-rsid="008348ae" style:font-style-asian="normal" style:font-style-complex="normal" fo:hyphenate="tru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6990d" officeooo:paragraph-rsid="008b1914" style:font-style-asian="normal" style:font-style-complex="normal" fo:hyphenate="true" fo:hyphenation-remain-char-count="2" fo:hyphenation-push-char-count="2"/>
    </style:style>
    <style:style style:name="P7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b1914" officeooo:paragraph-rsid="008b1914" style:font-style-asian="normal" style:font-style-complex="normal" fo:hyphenate="true" fo:hyphenation-remain-char-count="2" fo:hyphenation-push-char-count="2"/>
    </style:style>
    <style:style style:name="P7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deb37" officeooo:paragraph-rsid="004deb37" fo:hyphenate="true" fo:hyphenation-remain-char-count="2" fo:hyphenation-push-char-count="2"/>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f5bf9" officeooo:paragraph-rsid="004f5bf9" fo:hyphenate="tru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1473d" officeooo:paragraph-rsid="00530601" fo:hyphenate="tru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0601" officeooo:paragraph-rsid="00530601" fo:hyphenate="tru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109a" fo:hyphenate="true" fo:hyphenation-remain-char-count="2" fo:hyphenation-push-char-count="2"/>
    </style:style>
    <style:style style:name="P8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f43b" fo:hyphenate="tru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f43b" officeooo:paragraph-rsid="0053f43b" fo:hyphenate="tru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03df" officeooo:paragraph-rsid="005cbe2a" fo:hyphenate="true" fo:hyphenation-remain-char-count="2" fo:hyphenation-push-char-count="2"/>
    </style:style>
    <style:style style:name="P8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34618" officeooo:paragraph-rsid="00634618" fo:hyphenate="true" fo:hyphenation-remain-char-count="2" fo:hyphenation-push-char-count="2"/>
    </style:style>
    <style:style style:name="P8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34618" officeooo:paragraph-rsid="0065b1dc" fo:hyphenate="tru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43222" officeooo:paragraph-rsid="00643222" fo:hyphenate="tru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6e93f" officeooo:paragraph-rsid="0066e93f" fo:hyphenate="tru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6e93f" officeooo:paragraph-rsid="00679a6b" fo:hyphenate="tru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bd669" officeooo:paragraph-rsid="006bd669" fo:hyphenate="tru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d708a" officeooo:paragraph-rsid="006d708a" fo:hyphenate="tru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d708a" officeooo:paragraph-rsid="006ecb83" fo:hyphenate="tru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ecb83" officeooo:paragraph-rsid="0078322a" fo:hyphenate="tru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1f728" officeooo:paragraph-rsid="00765a51" fo:hyphenate="tru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65a51" officeooo:paragraph-rsid="00765a51" fo:hyphenate="tru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97560" officeooo:paragraph-rsid="00797560" fo:hyphenate="tru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9859a" officeooo:paragraph-rsid="0079859a" fo:hyphenate="true" fo:hyphenation-remain-char-count="2" fo:hyphenation-push-char-count="2"/>
    </style:style>
    <style:style style:name="P98"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0fc469" fo:hyphenate="true" fo:hyphenation-remain-char-count="2" fo:hyphenation-push-char-count="2"/>
    </style:style>
    <style:style style:name="P99" style:family="paragraph" style:parent-style-name="Footnote">
      <style:text-properties fo:language="en" fo:country="US" officeooo:rsid="001574ba" officeooo:paragraph-rsid="001574ba"/>
    </style:style>
    <style:style style:name="P100" style:family="paragraph" style:parent-style-name="Footnote">
      <style:text-properties fo:language="en" fo:country="US" officeooo:rsid="001adb1c" officeooo:paragraph-rsid="001adb1c"/>
    </style:style>
    <style:style style:name="P101" style:family="paragraph" style:parent-style-name="Footnote">
      <style:text-properties fo:language="en" fo:country="US" officeooo:rsid="001bf75b" officeooo:paragraph-rsid="001bf75b"/>
    </style:style>
    <style:style style:name="P102" style:family="paragraph" style:parent-style-name="Footnote">
      <style:text-properties fo:language="en" fo:country="US" officeooo:rsid="001add3c" officeooo:paragraph-rsid="001add3c"/>
    </style:style>
    <style:style style:name="P103" style:family="paragraph" style:parent-style-name="Footnote">
      <style:text-properties fo:language="en" fo:country="US" officeooo:rsid="00103581" officeooo:paragraph-rsid="00103581"/>
    </style:style>
    <style:style style:name="P104" style:family="paragraph" style:parent-style-name="Footnote">
      <style:text-properties officeooo:rsid="001e5286" officeooo:paragraph-rsid="001e5286"/>
    </style:style>
    <style:style style:name="P105" style:family="paragraph" style:parent-style-name="Footnote">
      <style:text-properties officeooo:rsid="0023fa52" officeooo:paragraph-rsid="0023fa52"/>
    </style:style>
    <style:style style:name="P106" style:family="paragraph" style:parent-style-name="Footnote">
      <style:text-properties officeooo:rsid="00253341" officeooo:paragraph-rsid="00253341"/>
    </style:style>
    <style:style style:name="P107" style:family="paragraph" style:parent-style-name="Footnote">
      <style:text-properties fo:language="de" fo:country="DE" officeooo:rsid="0034efe6" officeooo:paragraph-rsid="0028d76c"/>
    </style:style>
    <style:style style:name="P108" style:family="paragraph" style:parent-style-name="Footnote">
      <style:text-properties officeooo:rsid="0028d76c" officeooo:paragraph-rsid="0028d76c"/>
    </style:style>
    <style:style style:name="P109" style:family="paragraph" style:parent-style-name="Footnote">
      <style:text-properties officeooo:rsid="0029d97d" officeooo:paragraph-rsid="0029d97d"/>
    </style:style>
    <style:style style:name="P110" style:family="paragraph" style:parent-style-name="Footnote">
      <style:text-properties officeooo:rsid="002dae2f" officeooo:paragraph-rsid="002dae2f"/>
    </style:style>
    <style:style style:name="P111" style:family="paragraph" style:parent-style-name="Footnote">
      <style:text-properties officeooo:rsid="00320c6a" officeooo:paragraph-rsid="00320c6a"/>
    </style:style>
    <style:style style:name="P112" style:family="paragraph" style:parent-style-name="Footnote">
      <style:text-properties officeooo:rsid="003a8470" officeooo:paragraph-rsid="003a8470"/>
    </style:style>
    <style:style style:name="P113" style:family="paragraph" style:parent-style-name="Footnote">
      <style:text-properties officeooo:rsid="003df9ff" officeooo:paragraph-rsid="003df9ff"/>
    </style:style>
    <style:style style:name="P114" style:family="paragraph" style:parent-style-name="Footnote">
      <style:text-properties officeooo:paragraph-rsid="0040e5da"/>
    </style:style>
    <style:style style:name="P115" style:family="paragraph" style:parent-style-name="Footnote">
      <style:text-properties officeooo:rsid="0045650d" officeooo:paragraph-rsid="0045650d"/>
    </style:style>
    <style:style style:name="P116" style:family="paragraph" style:parent-style-name="Footnote">
      <style:text-properties officeooo:rsid="0051473d" officeooo:paragraph-rsid="0051473d"/>
    </style:style>
    <style:style style:name="P117" style:family="paragraph" style:parent-style-name="Footnote">
      <style:text-properties officeooo:rsid="0053109a" officeooo:paragraph-rsid="0053109a"/>
    </style:style>
    <style:style style:name="P118" style:family="paragraph" style:parent-style-name="Footnote">
      <style:text-properties officeooo:rsid="00540278" officeooo:paragraph-rsid="00540278"/>
    </style:style>
    <style:style style:name="P119" style:family="paragraph" style:parent-style-name="Footnote">
      <style:text-properties officeooo:rsid="00616d3e" officeooo:paragraph-rsid="00616d3e"/>
    </style:style>
    <style:style style:name="P120" style:family="paragraph" style:parent-style-name="Footnote">
      <style:text-properties officeooo:rsid="00634618" officeooo:paragraph-rsid="00634618"/>
    </style:style>
    <style:style style:name="P121" style:family="paragraph" style:parent-style-name="Footnote">
      <style:text-properties officeooo:rsid="007143a6" officeooo:paragraph-rsid="007143a6"/>
    </style:style>
    <style:style style:name="P122" style:family="paragraph" style:parent-style-name="Footnote">
      <style:text-properties officeooo:rsid="00765a51" officeooo:paragraph-rsid="00765a51"/>
    </style:style>
    <style:style style:name="P123" style:family="paragraph" style:parent-style-name="Footnote">
      <style:text-properties officeooo:rsid="00797560" officeooo:paragraph-rsid="00797560"/>
    </style:style>
    <style:style style:name="P124" style:family="paragraph" style:parent-style-name="Footnote">
      <style:text-properties officeooo:rsid="007c50e6" officeooo:paragraph-rsid="007c50e6"/>
    </style:style>
    <style:style style:name="P125" style:family="paragraph" style:parent-style-name="Footnote">
      <style:text-properties officeooo:rsid="007dfdd9" officeooo:paragraph-rsid="007dfdd9"/>
    </style:style>
    <style:style style:name="P126" style:family="paragraph" style:parent-style-name="Footnote">
      <style:text-properties officeooo:rsid="007f6c37" officeooo:paragraph-rsid="007f6c37"/>
    </style:style>
    <style:style style:name="P127" style:family="paragraph" style:parent-style-name="Footnote">
      <style:text-properties officeooo:rsid="0081c65b" officeooo:paragraph-rsid="0081c65b"/>
    </style:style>
    <style:style style:name="P128" style:family="paragraph" style:parent-style-name="Footnote">
      <style:text-properties officeooo:rsid="008348ae" officeooo:paragraph-rsid="008348ae"/>
    </style:style>
    <style:style style:name="P129" style:family="paragraph" style:parent-style-name="Footnote">
      <style:text-properties officeooo:rsid="00853ad1" officeooo:paragraph-rsid="00853ad1"/>
    </style:style>
    <style:style style:name="P130" style:family="paragraph" style:parent-style-name="Footnote">
      <style:text-properties officeooo:rsid="008a148d" officeooo:paragraph-rsid="008a148d"/>
    </style:style>
    <style:style style:name="P131" style:family="paragraph" style:parent-style-name="Footnote">
      <style:text-properties officeooo:rsid="008b2e8c" officeooo:paragraph-rsid="008b2e8c"/>
    </style:style>
    <style:style style:name="P132"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1adb1c" style:font-size-asian="11pt" style:font-size-complex="11pt" fo:hyphenate="true" fo:hyphenation-remain-char-count="2" fo:hyphenation-push-char-count="2"/>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01455" officeooo:paragraph-rsid="00901455" style:font-style-asian="normal" style:font-style-complex="normal" fo:hyphenate="true" fo:hyphenation-remain-char-count="2" fo:hyphenation-push-char-count="2"/>
    </style:style>
    <style:style style:name="P13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16919" officeooo:paragraph-rsid="00916919" style:font-style-asian="normal" style:font-style-complex="normal" fo:hyphenate="true" fo:hyphenation-remain-char-count="2" fo:hyphenation-push-char-count="2"/>
    </style:style>
    <style:style style:name="P13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16919" officeooo:paragraph-rsid="0093a791" style:font-style-asian="normal" style:font-style-complex="normal" fo:hyphenate="tru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26d5d" officeooo:paragraph-rsid="00926d5d" style:font-style-asian="normal" style:font-style-complex="normal" fo:hyphenate="true" fo:hyphenation-remain-char-count="2" fo:hyphenation-push-char-count="2"/>
    </style:style>
    <style:style style:name="P138" style:family="paragraph" style:parent-style-name="Footnote">
      <style:text-properties officeooo:rsid="0093a791" officeooo:paragraph-rsid="0093a791"/>
    </style:style>
    <style:style style:name="P139" style:family="paragraph" style:parent-style-name="Heading_20_1">
      <style:text-properties fo:language="en" fo:country="US" officeooo:rsid="00102e6e" officeooo:paragraph-rsid="00102e6e"/>
    </style:style>
    <style:style style:name="P140" style:family="paragraph" style:parent-style-name="Heading_20_1">
      <style:text-properties officeooo:rsid="0023fa52" officeooo:paragraph-rsid="0023fa52"/>
    </style:style>
    <style:style style:name="P141" style:family="paragraph" style:parent-style-name="Heading_20_1">
      <style:text-properties officeooo:rsid="003fbb91" officeooo:paragraph-rsid="003fbb91"/>
    </style:style>
    <style:style style:name="P142" style:family="paragraph" style:parent-style-name="Heading_20_1">
      <style:text-properties officeooo:rsid="007dfdd9" officeooo:paragraph-rsid="007dfdd9"/>
    </style:style>
    <style:style style:name="T1" style:family="text">
      <style:text-properties officeooo:rsid="00103581"/>
    </style:style>
    <style:style style:name="T2" style:family="text">
      <style:text-properties fo:font-style="italic" style:font-style-asian="italic" style:font-style-complex="italic"/>
    </style:style>
    <style:style style:name="T3" style:family="text">
      <style:text-properties fo:font-style="italic" officeooo:rsid="001c4365" style:font-style-asian="italic" style:font-style-complex="italic"/>
    </style:style>
    <style:style style:name="T4" style:family="text">
      <style:text-properties fo:font-style="italic" officeooo:rsid="00282432" style:font-style-asian="italic" style:font-style-complex="italic"/>
    </style:style>
    <style:style style:name="T5" style:family="text">
      <style:text-properties fo:font-style="italic" officeooo:rsid="00363f11" style:font-style-asian="italic" style:font-style-complex="italic"/>
    </style:style>
    <style:style style:name="T6" style:family="text">
      <style:text-properties fo:font-style="italic" officeooo:rsid="00853ad1" style:font-style-asian="italic" style:font-style-complex="italic"/>
    </style:style>
    <style:style style:name="T7" style:family="text">
      <style:text-properties officeooo:rsid="00135900"/>
    </style:style>
    <style:style style:name="T8" style:family="text">
      <style:text-properties fo:font-style="normal" style:font-style-asian="normal" style:font-style-complex="normal"/>
    </style:style>
    <style:style style:name="T9" style:family="text">
      <style:text-properties fo:font-style="normal" officeooo:rsid="0014fdd5" style:font-style-asian="normal" style:font-style-complex="normal"/>
    </style:style>
    <style:style style:name="T10" style:family="text">
      <style:text-properties fo:font-style="normal" officeooo:rsid="0015185f" style:font-style-asian="normal" style:font-style-complex="normal"/>
    </style:style>
    <style:style style:name="T11" style:family="text">
      <style:text-properties fo:font-style="normal" officeooo:rsid="001574ba" style:font-style-asian="normal" style:font-style-complex="normal"/>
    </style:style>
    <style:style style:name="T12" style:family="text">
      <style:text-properties fo:font-style="normal" officeooo:rsid="00167e5c" style:font-style-asian="normal" style:font-style-complex="normal"/>
    </style:style>
    <style:style style:name="T13" style:family="text">
      <style:text-properties fo:font-style="normal" officeooo:rsid="0018119a" style:font-style-asian="normal" style:font-style-complex="normal"/>
    </style:style>
    <style:style style:name="T14" style:family="text">
      <style:text-properties fo:font-style="normal" officeooo:rsid="001906d8" style:font-style-asian="normal" style:font-style-complex="normal"/>
    </style:style>
    <style:style style:name="T15" style:family="text">
      <style:text-properties fo:font-style="normal" officeooo:rsid="001985e1" style:font-style-asian="normal" style:font-style-complex="normal"/>
    </style:style>
    <style:style style:name="T16" style:family="text">
      <style:text-properties fo:font-style="normal" officeooo:rsid="001c4365" style:font-style-asian="normal" style:font-style-complex="normal"/>
    </style:style>
    <style:style style:name="T17" style:family="text">
      <style:text-properties fo:font-style="normal" officeooo:rsid="001e307c" style:font-style-asian="normal" style:font-style-complex="normal"/>
    </style:style>
    <style:style style:name="T18" style:family="text">
      <style:text-properties fo:font-style="normal" officeooo:rsid="001e5286" style:font-style-asian="normal" style:font-style-complex="normal"/>
    </style:style>
    <style:style style:name="T19" style:family="text">
      <style:text-properties fo:font-style="normal" officeooo:rsid="001ea90a" style:font-style-asian="normal" style:font-style-complex="normal"/>
    </style:style>
    <style:style style:name="T20" style:family="text">
      <style:text-properties fo:font-style="normal" officeooo:rsid="00224361" style:font-style-asian="normal" style:font-style-complex="normal"/>
    </style:style>
    <style:style style:name="T21" style:family="text">
      <style:text-properties fo:font-style="normal" officeooo:rsid="00282432" style:font-style-asian="normal" style:font-style-complex="normal"/>
    </style:style>
    <style:style style:name="T22" style:family="text">
      <style:text-properties fo:font-style="normal" officeooo:rsid="0028d76c" style:font-style-asian="normal" style:font-style-complex="normal"/>
    </style:style>
    <style:style style:name="T23" style:family="text">
      <style:text-properties fo:font-style="normal" officeooo:rsid="0029d97d" style:font-style-asian="normal" style:font-style-complex="normal"/>
    </style:style>
    <style:style style:name="T24" style:family="text">
      <style:text-properties fo:font-style="normal" officeooo:rsid="002aaeab" style:font-style-asian="normal" style:font-style-complex="normal"/>
    </style:style>
    <style:style style:name="T25" style:family="text">
      <style:text-properties fo:font-style="normal" officeooo:rsid="00103581" style:font-style-asian="normal" style:font-style-complex="normal"/>
    </style:style>
    <style:style style:name="T26" style:family="text">
      <style:text-properties fo:font-style="normal" officeooo:rsid="002dae2f" style:font-style-asian="normal" style:font-style-complex="normal"/>
    </style:style>
    <style:style style:name="T27" style:family="text">
      <style:text-properties fo:font-style="normal" officeooo:rsid="002f03df" style:font-style-asian="normal" style:font-style-complex="normal"/>
    </style:style>
    <style:style style:name="T28" style:family="text">
      <style:text-properties fo:font-style="normal" officeooo:rsid="002f39f5" style:font-style-asian="normal" style:font-style-complex="normal"/>
    </style:style>
    <style:style style:name="T29" style:family="text">
      <style:text-properties fo:font-style="normal" officeooo:rsid="002fbee1" style:font-style-asian="normal" style:font-style-complex="normal"/>
    </style:style>
    <style:style style:name="T30" style:family="text">
      <style:text-properties fo:font-style="normal" officeooo:rsid="00306636" style:font-style-asian="normal" style:font-style-complex="normal"/>
    </style:style>
    <style:style style:name="T31" style:family="text">
      <style:text-properties fo:font-style="normal" officeooo:rsid="003134c5" style:font-style-asian="normal" style:font-style-complex="normal"/>
    </style:style>
    <style:style style:name="T32" style:family="text">
      <style:text-properties fo:font-style="normal" officeooo:rsid="00329a99" style:font-style-asian="normal" style:font-style-complex="normal"/>
    </style:style>
    <style:style style:name="T33" style:family="text">
      <style:text-properties fo:font-style="normal" officeooo:rsid="00363f11" style:font-style-asian="normal" style:font-style-complex="normal"/>
    </style:style>
    <style:style style:name="T34" style:family="text">
      <style:text-properties fo:font-style="normal" officeooo:rsid="003a8470" style:font-style-asian="normal" style:font-style-complex="normal"/>
    </style:style>
    <style:style style:name="T35" style:family="text">
      <style:text-properties fo:font-style="normal" officeooo:rsid="003c2b55" style:font-style-asian="normal" style:font-style-complex="normal"/>
    </style:style>
    <style:style style:name="T36" style:family="text">
      <style:text-properties fo:font-style="normal" officeooo:rsid="003df9ff" style:font-style-asian="normal" style:font-style-complex="normal"/>
    </style:style>
    <style:style style:name="T37" style:family="text">
      <style:text-properties fo:font-style="normal" officeooo:rsid="003eaf99" style:font-style-asian="normal" style:font-style-complex="normal"/>
    </style:style>
    <style:style style:name="T38" style:family="text">
      <style:text-properties fo:font-style="normal" officeooo:rsid="003fbb91" style:font-style-asian="normal" style:font-style-complex="normal"/>
    </style:style>
    <style:style style:name="T39" style:family="text">
      <style:text-properties fo:font-style="normal" officeooo:rsid="00404d6c" style:font-style-asian="normal" style:font-style-complex="normal"/>
    </style:style>
    <style:style style:name="T40" style:family="text">
      <style:text-properties fo:font-style="normal" officeooo:rsid="0040e5da" style:font-style-asian="normal" style:font-style-complex="normal"/>
    </style:style>
    <style:style style:name="T41" style:family="text">
      <style:text-properties fo:font-style="normal" officeooo:rsid="0042aad8" style:font-style-asian="normal" style:font-style-complex="normal"/>
    </style:style>
    <style:style style:name="T42" style:family="text">
      <style:text-properties fo:font-style="normal" officeooo:rsid="004349bd" style:font-style-asian="normal" style:font-style-complex="normal"/>
    </style:style>
    <style:style style:name="T43" style:family="text">
      <style:text-properties fo:font-style="normal" officeooo:rsid="0045065f" style:font-style-asian="normal" style:font-style-complex="normal"/>
    </style:style>
    <style:style style:name="T44" style:family="text">
      <style:text-properties fo:font-style="normal" officeooo:rsid="0045650d" style:font-style-asian="normal" style:font-style-complex="normal"/>
    </style:style>
    <style:style style:name="T45" style:family="text">
      <style:text-properties fo:font-style="normal" officeooo:rsid="0045cc31" style:font-style-asian="normal" style:font-style-complex="normal"/>
    </style:style>
    <style:style style:name="T46" style:family="text">
      <style:text-properties fo:font-style="normal" officeooo:rsid="004c995e" style:font-style-asian="normal" style:font-style-complex="normal"/>
    </style:style>
    <style:style style:name="T47" style:family="text">
      <style:text-properties fo:font-style="normal" officeooo:rsid="004dab18" style:font-style-asian="normal" style:font-style-complex="normal"/>
    </style:style>
    <style:style style:name="T48" style:family="text">
      <style:text-properties fo:font-style="normal" officeooo:rsid="004de15a" style:font-style-asian="normal" style:font-style-complex="normal"/>
    </style:style>
    <style:style style:name="T49" style:family="text">
      <style:text-properties fo:font-style="normal" officeooo:rsid="004deb37" style:font-style-asian="normal" style:font-style-complex="normal"/>
    </style:style>
    <style:style style:name="T50" style:family="text">
      <style:text-properties fo:font-style="normal" officeooo:rsid="004f5bf9" style:font-style-asian="normal" style:font-style-complex="normal"/>
    </style:style>
    <style:style style:name="T51" style:family="text">
      <style:text-properties fo:font-style="normal" officeooo:rsid="0050bd22" style:font-style-asian="normal" style:font-style-complex="normal"/>
    </style:style>
    <style:style style:name="T52" style:family="text">
      <style:text-properties fo:font-style="normal" officeooo:rsid="0051473d" style:font-style-asian="normal" style:font-style-complex="normal"/>
    </style:style>
    <style:style style:name="T53" style:family="text">
      <style:text-properties fo:font-style="normal" officeooo:rsid="00530601" style:font-style-asian="normal" style:font-style-complex="normal"/>
    </style:style>
    <style:style style:name="T54" style:family="text">
      <style:text-properties fo:font-style="normal" officeooo:rsid="0053109a" style:font-style-asian="normal" style:font-style-complex="normal"/>
    </style:style>
    <style:style style:name="T55" style:family="text">
      <style:text-properties fo:font-style="normal" officeooo:rsid="0053f43b" style:font-style-asian="normal" style:font-style-complex="normal"/>
    </style:style>
    <style:style style:name="T56" style:family="text">
      <style:text-properties fo:font-style="normal" officeooo:rsid="005527b8" style:font-style-asian="normal" style:font-style-complex="normal"/>
    </style:style>
    <style:style style:name="T57" style:family="text">
      <style:text-properties fo:font-style="normal" officeooo:rsid="0056d479" style:font-style-asian="normal" style:font-style-complex="normal"/>
    </style:style>
    <style:style style:name="T58" style:family="text">
      <style:text-properties fo:font-style="normal" officeooo:rsid="0057b620" style:font-style-asian="normal" style:font-style-complex="normal"/>
    </style:style>
    <style:style style:name="T59" style:family="text">
      <style:text-properties fo:font-style="normal" officeooo:rsid="0059ede4" style:font-style-asian="normal" style:font-style-complex="normal"/>
    </style:style>
    <style:style style:name="T60" style:family="text">
      <style:text-properties fo:font-style="normal" officeooo:rsid="005cbe2a" style:font-style-asian="normal" style:font-style-complex="normal"/>
    </style:style>
    <style:style style:name="T61" style:family="text">
      <style:text-properties fo:font-style="normal" officeooo:rsid="005e8a34" style:font-style-asian="normal" style:font-style-complex="normal"/>
    </style:style>
    <style:style style:name="T62" style:family="text">
      <style:text-properties fo:font-style="normal" officeooo:rsid="005e91d2" style:font-style-asian="normal" style:font-style-complex="normal"/>
    </style:style>
    <style:style style:name="T63" style:family="text">
      <style:text-properties fo:font-style="normal" officeooo:rsid="006123da" style:font-style-asian="normal" style:font-style-complex="normal"/>
    </style:style>
    <style:style style:name="T64" style:family="text">
      <style:text-properties fo:font-style="normal" officeooo:rsid="00638ae4" style:font-style-asian="normal" style:font-style-complex="normal"/>
    </style:style>
    <style:style style:name="T65" style:family="text">
      <style:text-properties fo:font-style="normal" officeooo:rsid="0065b1dc" style:font-style-asian="normal" style:font-style-complex="normal"/>
    </style:style>
    <style:style style:name="T66" style:family="text">
      <style:text-properties fo:font-style="normal" officeooo:rsid="00679a6b" style:font-style-asian="normal" style:font-style-complex="normal"/>
    </style:style>
    <style:style style:name="T67" style:family="text">
      <style:text-properties fo:font-style="normal" officeooo:rsid="006882ae" style:font-style-asian="normal" style:font-style-complex="normal"/>
    </style:style>
    <style:style style:name="T68" style:family="text">
      <style:text-properties fo:font-style="normal" officeooo:rsid="006c5d94" style:font-style-asian="normal" style:font-style-complex="normal"/>
    </style:style>
    <style:style style:name="T69" style:family="text">
      <style:text-properties fo:font-style="normal" officeooo:rsid="006d708a" style:font-style-asian="normal" style:font-style-complex="normal"/>
    </style:style>
    <style:style style:name="T70" style:family="text">
      <style:text-properties fo:font-style="normal" officeooo:rsid="006ecb83" style:font-style-asian="normal" style:font-style-complex="normal"/>
    </style:style>
    <style:style style:name="T71" style:family="text">
      <style:text-properties fo:font-style="normal" officeooo:rsid="007068d3" style:font-style-asian="normal" style:font-style-complex="normal"/>
    </style:style>
    <style:style style:name="T72" style:family="text">
      <style:text-properties fo:font-style="normal" officeooo:rsid="007143a6" style:font-style-asian="normal" style:font-style-complex="normal"/>
    </style:style>
    <style:style style:name="T73" style:family="text">
      <style:text-properties fo:font-style="normal" officeooo:rsid="0071f728" style:font-style-asian="normal" style:font-style-complex="normal"/>
    </style:style>
    <style:style style:name="T74" style:family="text">
      <style:text-properties fo:font-style="normal" officeooo:rsid="0073975d" style:font-style-asian="normal" style:font-style-complex="normal"/>
    </style:style>
    <style:style style:name="T75" style:family="text">
      <style:text-properties fo:font-style="normal" officeooo:rsid="00765a51" style:font-style-asian="normal" style:font-style-complex="normal"/>
    </style:style>
    <style:style style:name="T76" style:family="text">
      <style:text-properties fo:font-style="normal" officeooo:rsid="0078322a" style:font-style-asian="normal" style:font-style-complex="normal"/>
    </style:style>
    <style:style style:name="T77" style:family="text">
      <style:text-properties fo:font-style="normal" officeooo:rsid="00797560" style:font-style-asian="normal" style:font-style-complex="normal"/>
    </style:style>
    <style:style style:name="T78" style:family="text">
      <style:text-properties fo:font-style="normal" officeooo:rsid="0079859a" style:font-style-asian="normal" style:font-style-complex="normal"/>
    </style:style>
    <style:style style:name="T79" style:family="text">
      <style:text-properties fo:font-style="normal" officeooo:rsid="007a6a47" style:font-style-asian="normal" style:font-style-complex="normal"/>
    </style:style>
    <style:style style:name="T80" style:family="text">
      <style:text-properties officeooo:rsid="001906d8"/>
    </style:style>
    <style:style style:name="T81" style:family="text">
      <style:text-properties officeooo:rsid="006e2c41"/>
    </style:style>
    <style:style style:name="T82"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84"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85" style:family="text">
      <style:text-properties fo:font-size="12pt" fo:language="en" fo:country="US" fo:font-style="normal" fo:font-weight="normal" officeooo:rsid="0023fa52" style:font-size-asian="12pt" style:font-style-asian="normal" style:font-weight-asian="normal" style:font-size-complex="12pt" style:font-style-complex="normal" style:font-weight-complex="normal"/>
    </style:style>
    <style:style style:name="T86" style:family="text">
      <style:text-properties officeooo:rsid="001add3c"/>
    </style:style>
    <style:style style:name="T87" style:family="text">
      <style:text-properties officeooo:rsid="002436e0"/>
    </style:style>
    <style:style style:name="T88" style:family="text">
      <style:text-properties officeooo:rsid="0068bd4b"/>
    </style:style>
    <style:style style:name="T89" style:family="text">
      <style:text-properties officeooo:rsid="001c4365"/>
    </style:style>
    <style:style style:name="T90" style:family="text">
      <style:text-properties officeooo:rsid="001e307c"/>
    </style:style>
    <style:style style:name="T91" style:family="text">
      <style:text-properties officeooo:rsid="001ea90a"/>
    </style:style>
    <style:style style:name="T92" style:family="text">
      <style:text-properties officeooo:rsid="00208781"/>
    </style:style>
    <style:style style:name="T93" style:family="text">
      <style:text-properties officeooo:rsid="00224361"/>
    </style:style>
    <style:style style:name="T94" style:family="text">
      <style:text-properties officeooo:rsid="0023fa52"/>
    </style:style>
    <style:style style:name="T95" style:family="text">
      <style:text-properties officeooo:rsid="00253341"/>
    </style:style>
    <style:style style:name="T96" style:family="text">
      <style:text-properties officeooo:rsid="00254b79"/>
    </style:style>
    <style:style style:name="T97" style:family="text">
      <style:text-properties officeooo:rsid="0025c758"/>
    </style:style>
    <style:style style:name="T98" style:family="text">
      <style:text-properties officeooo:rsid="0027a41a"/>
    </style:style>
    <style:style style:name="T99" style:family="text">
      <style:text-properties officeooo:rsid="00282432"/>
    </style:style>
    <style:style style:name="T100"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101"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102" style:family="text">
      <style:text-properties fo:color="#ff3333"/>
    </style:style>
    <style:style style:name="T103" style:family="text">
      <style:text-properties fo:color="#ff3333" fo:font-style="normal" style:font-style-asian="normal" style:font-style-complex="normal"/>
    </style:style>
    <style:style style:name="T104" style:family="text">
      <style:text-properties fo:color="#ff3333" fo:font-style="normal" officeooo:rsid="00363f11" style:font-style-asian="normal" style:font-style-complex="normal"/>
    </style:style>
    <style:style style:name="T105" style:family="text">
      <style:text-properties fo:color="#ff3333" fo:font-style="normal" officeooo:rsid="002fbee1" style:font-style-asian="normal" style:font-style-complex="normal"/>
    </style:style>
    <style:style style:name="T106" style:family="text">
      <style:text-properties fo:color="#ff3333" fo:font-style="normal" officeooo:rsid="0038195f" style:font-style-asian="normal" style:font-style-complex="normal"/>
    </style:style>
    <style:style style:name="T107" style:family="text">
      <style:text-properties fo:color="#ff3333" fo:font-style="normal" officeooo:rsid="00404d6c" style:font-style-asian="normal" style:font-style-complex="normal"/>
    </style:style>
    <style:style style:name="T108" style:family="text">
      <style:text-properties fo:color="#ff3333" fo:font-style="normal" officeooo:rsid="0042aad8" style:font-style-asian="normal" style:font-style-complex="normal"/>
    </style:style>
    <style:style style:name="T109" style:family="text">
      <style:text-properties fo:color="#ff3333" fo:font-style="normal" officeooo:rsid="004349bd" style:font-style-asian="normal" style:font-style-complex="normal"/>
    </style:style>
    <style:style style:name="T110" style:family="text">
      <style:text-properties fo:color="#ff3333" fo:font-style="normal" officeooo:rsid="004dab18" style:font-style-asian="normal" style:font-style-complex="normal"/>
    </style:style>
    <style:style style:name="T111" style:family="text">
      <style:text-properties fo:color="#ff3333" fo:font-style="normal" officeooo:rsid="0053f43b" style:font-style-asian="normal" style:font-style-complex="normal"/>
    </style:style>
    <style:style style:name="T112" style:family="text">
      <style:text-properties fo:color="#ff3333" officeooo:rsid="004dab18"/>
    </style:style>
    <style:style style:name="T113" style:family="text">
      <style:text-properties fo:color="#3333ff"/>
    </style:style>
    <style:style style:name="T114" style:family="text">
      <style:text-properties fo:color="#3333ff" fo:font-style="italic" style:font-style-asian="italic" style:font-style-complex="italic"/>
    </style:style>
    <style:style style:name="T115" style:family="text">
      <style:text-properties fo:color="#3333ff" fo:font-style="italic" officeooo:rsid="00363f11" style:font-style-asian="italic" style:font-style-complex="italic"/>
    </style:style>
    <style:style style:name="T116" style:family="text">
      <style:text-properties fo:color="#3333ff" fo:font-style="italic" officeooo:rsid="0051473d" style:font-style-asian="italic" style:font-style-complex="italic"/>
    </style:style>
    <style:style style:name="T117" style:family="text">
      <style:text-properties fo:color="#3333ff" officeooo:rsid="003951bb"/>
    </style:style>
    <style:style style:name="T118" style:family="text">
      <style:text-properties fo:color="#3333ff" officeooo:rsid="0040e5da"/>
    </style:style>
    <style:style style:name="T119" style:family="text">
      <style:text-properties fo:color="#3333ff" officeooo:rsid="0045650d"/>
    </style:style>
    <style:style style:name="T120" style:family="text">
      <style:text-properties officeooo:rsid="00404d6c"/>
    </style:style>
    <style:style style:name="T121" style:family="text">
      <style:text-properties fo:language="de" fo:country="DE" officeooo:rsid="002a31d4"/>
    </style:style>
    <style:style style:name="T122" style:family="text">
      <style:text-properties fo:language="de" fo:country="DE" officeooo:rsid="006e2c41"/>
    </style:style>
    <style:style style:name="T123" style:family="text">
      <style:text-properties fo:language="de" fo:country="DE" officeooo:rsid="0045650d"/>
    </style:style>
    <style:style style:name="T124" style:family="text">
      <style:text-properties fo:language="de" fo:country="DE" officeooo:rsid="005e8a34"/>
    </style:style>
    <style:style style:name="T125" style:family="text">
      <style:text-properties officeooo:rsid="0045650d"/>
    </style:style>
    <style:style style:name="T126" style:family="text">
      <style:text-properties officeooo:rsid="004b34b5"/>
    </style:style>
    <style:style style:name="T127" style:family="text">
      <style:text-properties officeooo:rsid="004de15a"/>
    </style:style>
    <style:style style:name="T128" style:family="text">
      <style:text-properties officeooo:rsid="0051473d"/>
    </style:style>
    <style:style style:name="T129" style:family="text">
      <style:text-properties officeooo:rsid="0057b620"/>
    </style:style>
    <style:style style:name="T130" style:family="text">
      <style:text-properties style:text-position="super 58%" officeooo:rsid="00135900"/>
    </style:style>
    <style:style style:name="T131" style:family="text">
      <style:text-properties officeooo:rsid="007a9a20"/>
    </style:style>
    <style:style style:name="T132" style:family="text">
      <style:text-properties officeooo:rsid="007ad8ad"/>
    </style:style>
    <style:style style:name="T133" style:family="text">
      <style:text-properties officeooo:rsid="007c50e6"/>
    </style:style>
    <style:style style:name="T134" style:family="text">
      <style:text-properties officeooo:rsid="007dfdd9"/>
    </style:style>
    <style:style style:name="T135" style:family="text">
      <style:text-properties officeooo:rsid="007f6c37"/>
    </style:style>
    <style:style style:name="T136" style:family="text">
      <style:text-properties officeooo:rsid="0081c65b"/>
    </style:style>
    <style:style style:name="T137" style:family="text">
      <style:text-properties officeooo:rsid="008348ae"/>
    </style:style>
    <style:style style:name="T138" style:family="text">
      <style:text-properties officeooo:rsid="00853ad1"/>
    </style:style>
    <style:style style:name="T139" style:family="text">
      <style:text-properties officeooo:rsid="008a148d"/>
    </style:style>
    <style:style style:name="T140" style:family="text">
      <style:text-properties officeooo:rsid="008b1914"/>
    </style:style>
    <style:style style:name="T141" style:family="text">
      <style:text-properties officeooo:rsid="008b2e8c"/>
    </style:style>
    <style:style style:name="T142" style:family="text">
      <style:text-properties officeooo:rsid="00916919"/>
    </style:style>
    <style:style style:name="T143" style:family="text">
      <style:text-properties officeooo:rsid="00926d5d"/>
    </style:style>
    <style:style style:name="T144" style:family="text">
      <style:text-properties officeooo:rsid="0093a79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he Digital Disruption of Tru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he Digital Disruption of Truth</text:p>
          </text:index-title>
          <text:p text:style-name="P133"><text:a xlink:type="simple" xlink:href="#__RefHeading___Toc1230_2128195823" text:style-name="Index_20_Link" text:visited-style-name="Index_20_Link">Oh no, the Internet disrupted something… again<text:tab/>1</text:a></text:p>
          <text:p text:style-name="P133"><text:a xlink:type="simple" xlink:href="#__RefHeading___Toc1232_2128195823" text:style-name="Index_20_Link" text:visited-style-name="Index_20_Link">Do we need Science to perceive?<text:tab/>5</text:a></text:p>
          <text:p text:style-name="P133"><text:a xlink:type="simple" xlink:href="#__RefHeading___Toc1234_2128195823" text:style-name="Index_20_Link" text:visited-style-name="Index_20_Link">Finding the Intricate Paths of Doubt<text:tab/>7</text:a></text:p>
          <text:p text:style-name="P133"><text:a xlink:type="simple" xlink:href="#__RefHeading___Toc1236_2128195823" text:style-name="Index_20_Link" text:visited-style-name="Index_20_Link"><text:span text:style-name="T8">S</text:span></text:a><text:a xlink:type="simple" xlink:href="#__RefHeading___Toc1236_2128195823" text:style-name="Index_20_Link" text:visited-style-name="Index_20_Link"><text:span text:style-name="T8">torage of Knowledge – then and now</text:span></text:a><text:a xlink:type="simple" xlink:href="#__RefHeading___Toc1236_2128195823" text:style-name="Index_20_Link" text:visited-style-name="Index_20_Link"><text:tab/>15</text:a></text:p>
          <text:p text:style-name="P133"><text:a xlink:type="simple" xlink:href="#__RefHeading___Toc2613_1169950661" text:style-name="Index_20_Link" text:visited-style-name="Index_20_Link">Of course I’m not the first one to have these ideas.<text:tab/>18</text:a></text:p>
        </text:index-body>
      </text:table-of-content>
      <text:h text:style-name="P139" text:outline-level="1"/>
      <text:h text:style-name="P139" text:outline-level="1"><text:bookmark-start text:name="__RefHeading___Toc1230_2128195823"/>Oh no, the <text:span text:style-name="T90">Internet</text:span> disrupted something… again<text:bookmark-end text:name="__RefHeading___Toc1230_2128195823"/></text:h>
      <text:p text:style-name="P98"/>
      <text:p text:style-name="P2">Quite <text:span text:style-name="T7">regularly</text:span> many <text:span text:style-name="T80">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ich</text:span> call themselves “humans”, in a proud manner.</text:p>
      <text:p text:style-name="P3">Andy Clark <text:span text:style-name="T1">mocks these people in his essay “</text:span><text:span text:style-name="T25">Natural Born Cyborgs”</text:span><text:span text:style-name="T1">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Then scripture came and even managed to preserve these thoughts over thousands of years. Of course, when we learned to write them down, we also learned to tell different stories, and invented other interesting stuff, for example construction blueprints. Other technologies followed and created the cyborg you are, when you are reading this text.</text:span><text:note text:id="ftn1" text:note-class="footnote"><text:note-citation>1</text:note-citation><text:note-body><text:p text:style-name="P103">Clark, Natural Born Cyborgs</text:p></text:note-body></text:note><text:span text:style-name="T1"> So, if I still use the vague term “humans”, then only because I’m referring to someone else’s usage of the term.</text:span></text:p>
      <text:p text:style-name="P4">Each of these technologies disrupted established <text:span text:style-name="T7">traditions, societies, systems, as it changed us. Disruption means in this context a fundamental change: a new innovation, which does not only enhance the functionality of the old systems, but subverts them.</text:span><text:span text:style-name="T7"><text:note text:id="ftn2" text:note-class="footnote"><text:note-citation>2</text:note-citation><text:note-body><text:p text:style-name="P119">https://www.gruenderszene.de/lexikon/begriffe/disruption</text:p></text:note-body></text:note></text:span><text:span text:style-name="T7"> This happened in the camera market in the end of the 20</text:span><text:span text:style-name="T130">th</text:span><text:span text:style-name="T7"> century, when digital cameras replaced analog cameras (and where then made obsolete by smartphones), and is about to happen to the oil industry, according to some observers.</text:span><text:span text:style-name="T7"><text:note text:id="ftn3" text:note-class="footnote"><text:note-citation>3</text:note-citation><text:note-body><text:p text:style-name="P119">https://shift.newco.co/this-is-how-big-oil-will-die-38b843bd4fe0</text:p></text:note-body></text:note></text:span><text:span text:style-name="T7"> During the latest technological revolution, the digital one, another system was disrupted: Truth.</text:span></text:p>
      <text:p text:style-name="P5"><text:soft-page-break/>Michael Seemann has analyzed the digital revolution in his impressive book “<text:span text:style-name="T8">The Digital Tailspin – Rules for the Internet after Snowden”. He talks about the “death of the gatekeepers”, how the institutions, which until recently controlled </text:span><text:span text:style-name="T57">the</text:span><text:span text:style-name="T8"> truth in the western world, lost their control about the increasingly decentralized production of knowledge.</text:span></text:p>
      <text:p text:style-name="P5"><text:span text:style-name="T8">The symptoms of this loss of control are dominating their headlines: the terms “Fake News”, “Post-Truth-Society”, “Filter Bubbles”, “Algorithms” are spilled all over the discourse. </text:span><text:span text:style-name="T9">Cracks are showing up in the pretty facade of the society, as elements which were widely believed dead since 1945, begin to crawl to the surface again.</text:span></text:p>
      <text:p text:style-name="P6"><text:span text:style-name="T8">A lot is coming </text:span><text:span text:style-name="T20">up now</text:span><text:span text:style-name="T8">, as the means of articulation are decentralized. One effect is that we finally </text:span><text:span text:style-name="T14">are becoming</text:span><text:span text:style-name="T8"> aware of filter bubbles on a big scale. When we started to see all the stuff other people were believing, we realized that what we were believing was just as much a </text:span><text:span text:style-name="T18">contingent </text:span><text:span text:style-name="T8">product of our environment as the opinion of the </text:span><text:span text:style-name="T2">stupid people</text:span><text:span text:style-name="T8">. Everyone constantly telling the world what they thought as morally right, real, and </text:span><text:span text:style-name="T14">obviously, true</text:span><text:span text:style-name="T8">, stressed the filter bubbles, where we had hidden from “the </text:span><text:span text:style-name="T57">public”</text:span><text:span text:style-name="T8">. And that was a good effect – they became more and more permeable, as we had to learn how to deal with the opinions of others.</text:span></text:p>
      <text:p text:style-name="P7"><text:span text:style-name="T8">Well, this doesn’t always work out fine. The election of Donald Trump to the president of the United States was one of the consequences of this disruption. The </text:span><text:span text:style-name="T10">election campaign was notorious for using facts as a matter of fe</text:span><text:span text:style-name="T11">lt</text:span><text:span text:style-name="T10"> truth rather than proven truth, and shortly after his inauguration, when he had claimed that the “rain stopped during his speech” despite everyone seeing otherwise, the term “alternative facts” invoked laughter all over the web.</text:span></text:p>
      <text:p text:style-name="P7"><text:span text:style-name="T10">The laughter froze in the faces of the gatekeepers, when they realized, that the new president did not correct himself, did not admit defeat, did not bow to the truth. This questioned their authority </text:span><text:span text:style-name="T11">over the truth – and was another battle in the struggle for legitimacy between the president and the media and even the world of science (for example the climate change science). The interesting part of this is, that a lot of people actually believe him. Michael Seemann calls this phenomenon “democratic truth”</text:span><text:span text:style-name="T11"><text:note text:id="ftn4" text:note-class="footnote"><text:note-citation>4</text:note-citation><text:note-body><text:p text:style-name="P99">http://www.ctrl-verlust.net/das-regime-der-demokratischen-wahrheit-teil-i-comical-spicer/</text:p></text:note-body></text:note></text:span><text:span text:style-name="T11">. </text:span><text:span text:style-name="T14">And who am I to tell them to believe otherwise?</text:span></text:p>
      <text:p text:style-name="P9">When the notion of a “post-truth society” came up, I was intrigued. I had made the experience myself, that my subjective explanation of the world wasn’t coinciding with the version I was taught in school or read in the newspapers of my parents. <text:span text:style-name="T80">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10"><text:soft-page-break/>That my perspective differed from the mainstream view had rarely been a problem – it just seemed that maybe different versions of the same story could coexist for a while, dissolve, merge, and finally differ again.</text:p>
      <text:p text:style-name="P12">Actually, I don’t think that a lot has changed. The digital disruption rather made us aware of a problem of perception which always existed – that no cyborg has ever had access to objective truth, that the discourse is an incomplete tool of producing <text:span text:style-name="T89">intersubjectivity</text:span>, and that <text:span text:style-name="T89">the social objectivity </text:span>it produces <text:span text:style-name="T89">instead is the cause of </text:span>exclusion <text:span text:style-name="T89">and oppression of different forms of subjectivity and subjective knowledge.</text:span></text:p>
      <text:p text:style-name="P18"><text:span text:style-name="T8">When the former owners of the truth suddenly talk about “post-truth”, I am not surprised that they don’t like it. They are </text:span><text:span text:style-name="T2">afraid</text:span><text:span text:style-name="T8"> of people who make their own truths. I can understand that. People act because of truths, and Donald Trump has made devastating policy since he came into office, </text:span><text:span text:style-name="T16">and</text:span><text:span text:style-name="T8"> I am just as frightened </text:span><text:span text:style-name="T15">of</text:span><text:span text:style-name="T8"> this guy </text:span><text:span text:style-name="T58">as you</text:span><text:span text:style-name="T8">. He still threatens the future of organic life because of a </text:span><text:span text:style-name="T2">disagreement</text:span><text:span text:style-name="T8"> with </text:span><text:span text:style-name="T12">c</text:span><text:span text:style-name="T8">limate </text:span><text:span text:style-name="T12">c</text:span><text:span text:style-name="T8">hange </text:span><text:span text:style-name="T12">s</text:span><text:span text:style-name="T8">cientists.</text:span></text:p>
      <text:p text:style-name="P11">But this doesn’t mean, that the observation of different coexisting truths isn’t valid. Or that just because Trump doesn’t ha<text:span text:style-name="T93">ve</text:span> direct access to objective truth, scientists have it. I certainly don’t have it. And I bemoan this fact often enough.</text:p>
      <text:p text:style-name="P11">Because I still have to act, and not knowing the true state of the world is making my actions less effective. Trump’s actions are definitely less effective because of his lack of understanding how the world works (or he wouldn’t have been broke so many times)<text:note text:id="ftn5" text:note-class="footnote"><text:note-citation>5</text:note-citation><text:note-body><text:p text:style-name="P104">http://www.spiegel.de/wirtschaft/unternehmen/donald-trump-die-wahrheit-hinter-trumps-milliarden-a-1077765.html</text:p></text:note-body></text:note>.</text:p>
      <text:p text:style-name="P8"><text:span text:style-name="T8">Even if I have no direct access to </text:span><text:span text:style-name="T2">the</text:span><text:span text:style-name="T8"> truth, if there even is one, I still perceive. Actually, I perceive all the time, and I have not yet experienced a second of my life without perception. So, </text:span><text:span text:style-name="T13">I chose to try to make sense out of these perceptions.</text:span></text:p>
      <text:p text:style-name="P15"><text:span text:style-name="T15">This leads to a world view, </text:span><text:span text:style-name="T16">and to new problems. I realize that I make a lot of mistakes when I make sense out of the world. A lot of other people make them too, and stereotypes are only the most o</text:span><text:span text:style-name="T19">b</text:span><text:span text:style-name="T16">vious of such mistakes. Some would probably resign and say “well, maybe the mainstream </text:span><text:span text:style-name="T3">is </text:span><text:span text:style-name="T16">right then”, and stop thinking for themselves. I don’t think this solves the problem. That many different wrong truths exist, </text:span><text:span text:style-name="T17">doesn’t make</text:span><text:span text:style-name="T58">s</text:span><text:span text:style-name="T17"> the social</text:span><text:span text:style-name="T58">ly constructed</text:span><text:span text:style-name="T17"> objectivity right. </text:span></text:p>
      <text:p text:style-name="P15"><text:span text:style-name="T17">I </text:span><text:span text:style-name="T19">still</text:span><text:span text:style-name="T17"> perceive everything myself, and </text:span><text:span text:style-name="T19">decided to </text:span><text:span text:style-name="T17">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text:span><text:soft-page-break/><text:span text:style-name="T17">doubt or assure it. I have to create my own world view, my own knowledge, and I want to create procedures to save me from fallacies, inconsistencies and believing outdated information.</text:span></text:p>
      <text:p text:style-name="P14"><text:span text:style-name="T17">This is the right point to define how I think knowledge is structured</text:span><text:span text:style-name="T15">. The terms knowledge, information and data are best defined in relation to each other, and the </text:span><text:span text:style-name="T17">best definition I could copy yet is this</text:span><text:span text:style-name="T15">:</text:span></text:p>
      <text:p text:style-name="P16"><text:span text:style-name="T8">Data is a difference - </text:span><text:span text:style-name="T15">everything which can be expressed by distinguishing between 0 and 1. </text:span><text:span text:style-name="T8">Data alone doesn’t tell me a lot though. They only make sense if I relate them to other data, in contrast to which they make a difference.</text:span></text:p>
      <text:p text:style-name="P13">So some data, which in relation to other data makes a difference, is called information. Information is a difference which makes a difference. <text:span text:style-name="T129">Contextualization is the magical process which transforms data into information.</text:span></text:p>
      <text:p text:style-name="P16"><text:span text:style-name="T15">T</text:span><text:span text:style-name="T8">hese information</text:span><text:span text:style-name="T58">s+</text:span><text:span text:style-name="T8">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8"><text:note text:id="ftn6" text:note-class="footnote"><text:note-citation>6</text:note-citation><text:note-body><text:p text:style-name="P100">Seemann (2014), p. 18</text:p></text:note-body></text:note></text:span></text:p>
      <text:p text:style-name="P16"><text:span text:style-name="T8">This system is very contingent in its nature, because data is contingent. This world changes a lot, and writing out my thoughts is changing </text:span><text:span text:style-name="T19">them</text:span><text:span text:style-name="T8"> in a rapid manner. We live, we co-evolve, we produce the world we live in, and of course, its rules: so I deem it practical to talk about the world as a contingent one, always changing, which means that the data I use won’t be valid </text:span><text:span text:style-name="T19">for </text:span><text:span text:style-name="T8">very long. Many people rely on their knowledge and have a hard time changing their perspectives, when the world changes. I have mocked these conservatives already in the first paragraph.</text:span></text:p>
      <text:p text:style-name="P16"><text:span text:style-name="T8">Richard Rorty has approached the problem of contingency in a very interesting way, because he sees language as the main tool we use to make information out of data. To approach this problem, he proposes the position of the “liberal ironist”. H</text:span><text:span text:style-name="T19">is definition of an ironist is</text:span><text:span text:style-name="T8">:</text:span></text:p>
      <text:p text:style-name="P132">„(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7" text:note-class="footnote"><text:note-citation>7</text:note-citation><text:note-body><text:p text:style-name="P101">Rorty <text:span text:style-name="T81">(2009): p. </text:span>73</text:p></text:note-body></text:note></text:p>
      <text:p text:style-name="P17"><text:span text:style-name="T8">Further he is a </text:span><text:span text:style-name="T2">liberal </text:span><text:span text:style-name="T8">ironist, because he thinks, “cruelty” is the worst thing people can do to each other.</text:span><text:span text:style-name="T8"><text:note text:id="ftn8" text:note-class="footnote"><text:note-citation>8</text:note-citation><text:note-body><text:p text:style-name="P100">Rorty (2009): p. xv</text:p></text:note-body></text:note></text:span><text:span text:style-name="T8"> </text:span><text:span text:style-name="T82">Out of this moral standpoint he </text:span><text:span text:style-name="T83">analyzes</text:span><text:span text:style-name="T82"> different vocabularies, for example by Orwell and Nabokov, who both found different ways of describing and attacking new forms of cruelty.</text:span></text:p>
      <text:p text:style-name="P19"><text:soft-page-break/>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86">until they become autonomous: until they are able to make their own rules about their own existence.</text:span></text:p>
      <text:p text:style-name="P19">I think this correlates to a far degree with condemning crue<text:span text:style-name="T87">l</text:span>ty. People stop using cruelty pretty fast, when they don‘t see themselves forced to it; <text:span text:style-name="T86">and</text:span> when they allow someone‘s autonomy, they can‘t inflict cruelty on them.</text:p>
      <text:p text:style-name="P19"><text:span text:style-name="T91">So I’ve chosen autonomy as my goal – not only my own autonomy, but rather that of all beings I am able to communicate with. </text:span>I call this attitu<text:span text:style-name="T88">d</text:span>e <text:span text:style-name="T86">a </text:span>„radical ironist“, w<text:span text:style-name="T88">hic</text:span>h differs from other radicals by neither insisting on <text:span text:style-name="T91">my</text:span> current vocab<text:span text:style-name="T88">ulary, like </text:span>the liberal ironists <text:span text:style-name="T91">don’t</text:span>.<text:note text:id="ftn9" text:note-class="footnote"><text:note-citation>9</text:note-citation><text:note-body><text:p text:style-name="P102">Lefherz “<text:span text:style-name="T128">Nietzsche”</text:span> (2016), p. 3<text:span text:style-name="T125">+</text:span></text:p></text:note-body></text:note></text:p>
      <text:p text:style-name="P20">So t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text:span text:style-name="T129">simply </text:span>copy from knowledge building institutions like <text:span text:style-name="T129">P</text:span>hysics or Wikipedia, which should I verify? <text:span text:style-name="T92">Which freedoms do I have as a cyborg, damned to perceiving on my own, and how can I help others to use their respective freedoms?</text:span></text:p>
      <text:p text:style-name="P20"/>
      <text:h text:style-name="P140" text:outline-level="1"><text:bookmark-start text:name="__RefHeading___Toc1232_2128195823"/>Do we need Science to perceive?<text:bookmark-end text:name="__RefHeading___Toc1232_2128195823"/></text:h>
      <text:p text:style-name="P20"/>
      <text:p text:style-name="P26"><text:span text:style-name="T85">P</text:span><text:span text:style-name="T84">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which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21"><text:span text:style-name="T85">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94">or rather, worldometers.info, which refines this data</text:span>.<text:note text:id="ftn10" text:note-class="footnote"><text:note-citation>10</text:note-citation><text:note-body><text:p text:style-name="P105">http://www.worldometers.info/world-population/</text:p></text:note-body></text:note></text:p>
      <text:p text:style-name="P23"><text:soft-page-break/>These numbers are quickly doubted. I did never see all these people, and just because some institution tells me… but if I want to know how many people are on this planet, I’ll decide to go with this source. You don’t have to follow me through with this.</text:p>
      <text:p text:style-name="P23">To say that there are as many cyborgs on this earth, is probably wrong. A lot of these humans may have never touched technology, can’t talk yet, <text:span text:style-name="T95">and we tend to forget that less than half of them has Internet access at the moment.</text:span><text:span text:style-name="T95"><text:note text:id="ftn11" text:note-class="footnote"><text:note-citation>11</text:note-citation><text:note-body><text:p text:style-name="P106">http://www.internetlivestats.com/internet-users/</text:p></text:note-body></text:note></text:span></text:p>
      <text:p text:style-name="P24">These people have a lower possibility to wrongly believe made-up, inaccurate numbers on some website, which states that they know the exact current number of humans and can actualize this at every second, while in truth their number bases on crude calculations, <text:span text:style-name="T97">on</text:span> figures which are only collected every second year.</text:p>
      <text:p text:style-name="P24">But more importantly, they have a lower opportunity to come up with better numbers. So if I meet one of them, <text:span text:style-name="T96">and tell them this data I found on the Internet – around 7.5 billion people on this earth – they can refuse to believe my sources, they can refuse to connect this data to their knowledge and say “well, I guess we will never find out”. At that moment where they have to know how many people are on this earth though, they will probably remember me, and use this number – as they don’t have a better one.</text:span></text:p>
      <text:p text:style-name="P25">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97">until we find better ones</text:span>.</text:p>
      <text:p text:style-name="P25">This is an example of daily life perception, of course. The small pieces of information we pick up every day, when we aren’t doing professional research. But we have to consider, even of these around 3.5 billion cyborgs with Internet access, a very small number is engaged in academic research at all. If they want to know something, they’ll go with the first result of their favorite search engine. <text:span text:style-name="T97">You can guess yourself, how often they hit the result of scientific research by chance.</text:span></text:p>
      <text:p text:style-name="P26">The institution of science is trying to prevent a mess of wrong information by using certain standards. These standards can be very useful, <text:span text:style-name="T98">because the data which is produced according to these standards tends to be very useful. For delicate actions, highly accurate data can be important. If I want to claim that only about half of humanity has access to the Internet, inaccurate data is totally sufficient. And this is valid for most tasks of the daily life, too.</text:span></text:p>
      <text:p text:style-name="P27">Even for some of the beliefs which are pretty painful to see for people with a higher education. For most people who believe that 9/11 was an inside job, this will not have negative outcomes, as their actions are not affected by this information. <text:span text:style-name="T99">Not only can’t I force them to believe otherwise, it </text:span><text:soft-page-break/><text:span text:style-name="T99">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4">any </text:span><text:span text:style-name="T21">facts at all, so whoever I argue with about this topic probably already knows more about it than me. Who am I to tell them to believe otherwise? And what does it matter?</text:span></text:p>
      <text:p text:style-name="P28"><text:span text:style-name="T8">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22">a simple statistic</text:span><text:span text:style-name="T8"> about the dangers which alcohol poses on individual health and social peace </text:span><text:span text:style-name="T22">in comparison to Marijuana. If you take into accord how many professors actually don’t read papers of their students before giving them grades (of course I can’t prove th</text:span><text:span text:style-name="T59">o</text:span><text:span text:style-name="T22">se horror stories), making decisions on the ground of poorly checked information is pretty common also in scientific environments.</text:span></text:p>
      <text:p text:style-name="P29"><text:span text:style-name="T22">A</text:span><text:span text:style-name="T8">lso, new scientific standards are always emerging somewhere. There are feminist thinkers which criticize dualist thinking in the humanities,</text:span><text:span text:style-name="T8"><text:note text:id="ftn12" text:note-class="footnote"><text:note-citation>12</text:note-citation><text:note-body><text:p text:style-name="P108">Gruen (2014): p. 403</text:p></text:note-body></text:note></text:span><text:span text:style-name="T8"> and second order cyberneticians, which criticize first order cyberneticians for equalizing cyborg brains with computer circuits.</text:span><text:span text:style-name="T8"><text:note text:id="ftn13" text:note-class="footnote"><text:note-citation>13</text:note-citation><text:note-body><text:p text:style-name="P107">Foerster <text:span text:style-name="T100">/Pörksen</text:span><text:span text:style-name="T81">(2008): p. </text:span>11<text:span text:style-name="T81">1+</text:span></text:p></text:note-body></text:note></text:span><text:span text:style-name="T8"> Let’s not forget </text:span><text:span text:style-name="T23">what racist books were written by the</text:span><text:span text:style-name="T8"> father</text:span><text:span text:style-name="T23">s</text:span><text:span text:style-name="T8"> of the Enlightenment.</text:span><text:span text:style-name="T8"><text:note text:id="ftn14" text:note-class="footnote"><text:note-citation>14</text:note-citation><text:note-body><text:p text:style-name="P109">https://anthroblog.anthroweb.info/2013/der-rassismus-als-monstroses-kind-der-aufklarung-iv/</text:p></text:note-body></text:note></text:span></text:p>
      <text:p text:style-name="P28"><text:span text:style-name="T23">O</text:span><text:span text:style-name="T22">ne has to judge themselves, how permeable the standards of science can be, how new standards can emerge, </text:span><text:span text:style-name="T23">how valid they are, and if they want to apply them to their own perception. Sometimes they may not have the time to check their perception against all of them, and who am I to judge them?</text:span></text:p>
      <text:p text:style-name="P51"/>
      <text:h text:style-name="P141" text:outline-level="1"><text:bookmark-start text:name="__RefHeading___Toc1234_2128195823"/>Finding the Intricate Paths of Doubt<text:bookmark-end text:name="__RefHeading___Toc1234_2128195823"/></text:h>
      <text:p text:style-name="P51"/>
      <text:p text:style-name="P52">After this antithesis against science, it is time to come to some kind of a synthesis now. People which don’t doubt their perception usually end up acting badly. With the typical arrogance of a philosophy student, shortly before he accomplished anything, I can even say that they are probably responsible for everything evil in the world, from the Shoah to sexism, racism, colonialism, and hierarchy in all their forms.</text:p>
      <text:p text:style-name="P30"><text:soft-page-break/><text:span text:style-name="T8">As a radical ironist, who is defined by doubting his own vocabulary and trying to overcome these constraints to autonomy, doubting is my </text:span><text:span text:style-name="T38">path</text:span><text:span text:style-name="T8"> to stop making the very same mistakes in my own perception.</text:span></text:p>
      <text:p text:style-name="P52">I can’t claim that I will ever be done with this. Doubt is a weapon against false securities which sneak into our minds all the time, and I don’t think they will ever stop.</text:p>
      <text:p text:style-name="P31"><text:span text:style-name="T8">Also I can’t claim that I will always apply these doubts, to each of my perceptions. It is not a checklist you can just work off – as each doubt includes an act of perception at </text:span><text:span text:style-name="T24">the perception to be doubted</text:span><text:span text:style-name="T8">, which itself could </text:span><text:span text:style-name="T38">be object to </text:span><text:span text:style-name="T8">doubt, and </text:span><text:span text:style-name="T24">is in itself an action.</text:span></text:p>
      <text:p text:style-name="P30"><text:span text:style-name="T8">But I made the observation that it nonetheless improves my perception, as I find mistakes, which I then can avoid in my </text:span><text:span text:style-name="T24">relevant </text:span><text:span text:style-name="T8">actions, </text:span><text:span text:style-name="T24">which have a powerful influence on the outside world – even if the small actions of doubting myself are not so watertight.</text:span></text:p>
      <text:p text:style-name="P53">You see, this concept doesn’t solve all of the problems. But I chose it pragmatically. I think, it does the right steps in the right direction, even if I know that I can never reach the target in that direction, if I take them.</text:p>
      <text:p text:style-name="P53">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32"><text:span text:style-name="T8">There are several paths, which doubt can go. The list of them is incomplete and only includes the contingent number of doubts I have encountered in my short life, and of the</text:span><text:span text:style-name="T38">se</text:span><text:span text:style-name="T8"> only the ones I could articulate. So you can take these as an inspiration, to think about other doubts which could further enrich the list; and try to take these into account until then.</text:span></text:p>
      <text:p text:style-name="P33"><text:span text:style-name="T8">Charles Sanders Peirce talks in his Essay “Fixation of Belief” about</text:span><text:span text:style-name="T24"> </text:span><text:span text:style-name="T8">different methods of fixing belief, of settling doubt. I will copy three of the doubts he proposes answers to. </text:span></text:p>
      <text:p text:style-name="P34"><text:span text:style-name="T8">He first poses the method of tenacity as a method of fixing belief. Whoever holds a belief out of tenacity, is just insisting that this information is true. They do not want to change their belief, even if they encounter contradicting perceptions, </text:span><text:span text:style-name="T29">it expresses itself in “</text:span><text:span text:style-name="T104">God doesn’t exist</text:span><text:span text:style-name="T105">, because I don’t want to change my opinion</text:span><text:span text:style-name="T29">”</text:span><text:span text:style-name="T8">.</text:span><text:span text:style-name="T8"><text:note text:id="ftn15" text:note-class="footnote"><text:note-citation>15</text:note-citation><text:note-body><text:p text:style-name="P110">Peirce (1877), p. 6</text:p></text:note-body></text:note></text:span></text:p>
      <text:p text:style-name="P34"><text:span text:style-name="T26">I often illustrate this position with the candle example – if I hold my finger into the flame, I can refuse to believe that it hurts. I can tell myself everything I want to, but then I also have no reason to remove my finger from the flame. </text:span><text:span text:style-name="T27">It can be more desirable for someone to believe obviously wrong information, for example some people can’t bear the loss of their loved ones. And who am I to tell them otherwise?</text:span></text:p>
      <text:p text:style-name="P84"><text:soft-page-break/><text:span text:style-name="T8">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114">Do I only believe this, because I am afraid of changing my world view?</text:span><text:span text:style-name="T8"> Don’t be embarrassed, the answer will often enough be “yes”. Without the method of tenacity, our mind would have trouble constructing an enclosed picture out of all the contradicting data we are perceiving. To make this whole, sometimes </text:span><text:span text:style-name="T28">our brain needs these dynamics. To counter these dynamics, our </text:span><text:span text:style-name="T60">critical thinking</text:span><text:span text:style-name="T28"> has the job to reflect on this. </text:span><text:span text:style-name="T60">This </text:span><text:span text:style-name="T28">helps a lot </text:span><text:span text:style-name="T60">t</text:span><text:span text:style-name="T28">o make the dropping of obviously wrong information less painful.</text:span></text:p>
      <text:p text:style-name="P35"><text:span text:style-name="T8">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29">It can consist out of</text:span><text:span text:style-name="T8"> </text:span><text:span text:style-name="T29">establishing schools and churches, who define truth and have a monopoly on telling it, or forming an inquisition, police or other military force to suppress or kill everyone who believes otherwise.</text:span></text:p>
      <text:p text:style-name="P37"><text:span text:style-name="T8">For the believer, this expresses itself in “</text:span><text:span text:style-name="T104">God doesn’t exist</text:span><text:span text:style-name="T103">, because </text:span><text:span text:style-name="T104">my mother</text:span><text:span text:style-name="T103"> said so</text:span><text:span text:style-name="T8">”.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but anyone </text:span><text:span text:style-name="T60">can be </text:span><text:span text:style-name="T8">believed in such a way. It depends on the believer, whom he trusts, and whom not.</text:span></text:p>
      <text:p text:style-name="P36"><text:span text:style-name="T8">To find out if an information is believed true only because of authority (i.e., because of the person who </text:span><text:span text:style-name="T2">authored</text:span><text:span text:style-name="T8">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you took from school, it can be useful to wonder where your belief comes from: </text:span><text:span text:style-name="T114">Whom do I have to trust to believe this information?</text:span></text:p>
      <text:p text:style-name="P36"><text:span text:style-name="T8">Well, we trust a lot of people. We also trust them to control each other’s truth, for example a peer reviewed paper is more easily trusted than </text:span><text:span text:style-name="T61">some</text:span><text:span text:style-name="T8"> blog post. Nonetheless this </text:span><text:span text:style-name="T30">only </text:span><text:span text:style-name="T8">guarantees overcoming the problem of trusted knowledge, </text:span><text:span text:style-name="T30">if the peer reviewers also ask themselves these questions. So questioning the authorship of your own beliefs actually improves this web of trust – and is definitely recommended.</text:span></text:p>
      <text:p text:style-name="P38"><text:span text:style-name="T8">The third method of fixing belief Peirce defines is the method of reason. </text:span><text:span text:style-name="T31">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text:span><text:soft-page-break/><text:span text:style-name="T31">of settling belief, which comes out of the individual and is forged due to discourse and conversation between free thinkers.</text:span></text:p>
      <text:p text:style-name="P39"><text:span text:style-name="T8">Who holds a belief because it was formed by the method of reason thinks: “</text:span><text:span text:style-name="T104">God doesn’t exist</text:span><text:span text:style-name="T103">, because </text:span><text:span text:style-name="T104">my reason says it’s impossible</text:span><text:span text:style-name="T103">.</text:span><text:span text:style-name="T8">” Peirce includes in this method, that these systems usually don’t rest on observable facts, but rather on fundamental propositions, which are “agreeable to reason”.</text:span><text:span text:style-name="T8"><text:note text:id="ftn16" text:note-class="footnote"><text:note-citation>16</text:note-citation><text:note-body><text:p text:style-name="P111">Ibid, p. 8</text:p></text:note-body></text:note></text:span><text:span text:style-name="T8"> With my framework of truth and knowledge, I would rather say, that there has to be a consensus about the propositions on which the argument rests. This can also be, and is in most cases, a consensus about observable facts, of course.</text:span></text:p>
      <text:p text:style-name="P40"><text:span text:style-name="T8">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8"><text:note text:id="ftn17" text:note-class="footnote"><text:note-citation>17</text:note-citation><text:note-body><text:p text:style-name="P111">Ibid, p. 9</text:p></text:note-body></text:note></text:span><text:span text:style-name="T8"> </text:span><text:span text:style-name="T32">So the belief is able to be doubted, as soon as someone doesn’t agree to the foundation anymore, as soon as the consensus breaks.</text:span></text:p>
      <text:p text:style-name="P54">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p>
      <text:p text:style-name="P41"><text:span text:style-name="T8">To question one’s reasoned beliefs, one should ask oneself, on which propositions they rest. One may find, that these propositions themselves are usually grounded only in tenacity, or authority. </text:span><text:span text:style-name="T114">Do I want to share the propositions, on which my reasonable beliefs rest?</text:span><text:span text:style-name="T8"> 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42"><text:span text:style-name="T8">Apart from the paths of doubt one can pull out of Peirce’s paper, there are several others I encountered. One, which is very intuitive, </text:span><text:span text:style-name="T33">regards the time, or rather the lack of time, I have to perceive. To count every human on the earth by oneself was never tried. There are always sources which I have not considered. I can only say: “</text:span><text:span text:style-name="T104">God doesn’t exist, because I did never encounter </text:span><text:span text:style-name="T106">her</text:span><text:span text:style-name="T104">.</text:span><text:span text:style-name="T33">” But maybe she hides somewhere?</text:span></text:p>
      <text:p text:style-name="P42"><text:span text:style-name="T33">I have to wonder: </text:span><text:span text:style-name="T115">Did I check enough sources to rightly believe so?</text:span><text:span text:style-name="T33"> I’m pretty sure I didn’t, because what means </text:span><text:span text:style-name="T5">rightly</text:span><text:span text:style-name="T33">? Well, I waited for god to tell me when I could abort my search, but as </text:span><text:soft-page-break/><text:span text:style-name="T33">she didn’t tell me, I decided to call it a day and stop looking for her. So the only authority which can say whether I have took enough sources into account seems to be myself.</text:span></text:p>
      <text:p text:style-name="P43"><text:span text:style-name="T33">W</text:span><text:span text:style-name="T8">hich leads me to another doubt one can have. Consider that I found god. She finally showed up and told me “Nice job, you have looked enough, here I am.” I could walk around in the world and tell everyone how I found god: “</text:span><text:span text:style-name="T103">God does exist, because I saw her there and then!</text:span><text:span text:style-name="T8">”</text:span></text:p>
      <text:p text:style-name="P44">Then<text:span text:style-name="T8"> is the important word here. As an ironist, contingency is a key word for </text:span><text:span text:style-name="T39">me</text:span><text:span text:style-name="T8">. What tells me, that only because I believed her to exist a certain time span ago, this is still the case? </text:span><text:span text:style-name="T117">How</text:span><text:span text:style-name="T113"> long is my information valid?</text:span><text:span text:style-name="T8">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45"><text:span text:style-name="T8">Data you once collected can be outdated very fast, which leads me to one of the reasons this can be the case: neglection of the own role in the process of perception. Perceiving is an action, and can itself have effects on the outside world. One thing it surely changes, is yourself – not only is data “added to your brain” and interpreted, but also your body responds to perceptions. </text:span><text:span text:style-name="T34">If what we see frightens us, our heart rate and breathing increases, while our body moves blood to the muscles, so we can easily fight or run away.</text:span><text:span text:style-name="T34"><text:note text:id="ftn18" text:note-class="footnote"><text:note-citation>18</text:note-citation><text:note-body><text:p text:style-name="P112">https://www.livescience.com/56691-the-science-of-fear.html</text:p></text:note-body></text:note></text:span></text:p>
      <text:p text:style-name="P46"><text:span text:style-name="T8">Even if we still want to decide between “us” and the outside world, perception can have an effect <text:s/></text:span><text:span text:style-name="T35">on the outside world. A perception is an action, which can include walking somewhere to observe what is happening there, </text:span><text:span text:style-name="T37">and</text:span><text:span text:style-name="T35"> this action has effects. If the observed realizes, that it is being observed, it may behave differently than it would have otherwise. And even on a submolecular level this is proven </text:span><text:span text:style-name="T36">with the double-slit experiment; </text:span><text:span text:style-name="T37">depending whether you try to observe </text:span><text:span text:style-name="T39">a quantum</text:span><text:span text:style-name="T37">, </text:span><text:span text:style-name="T39">it </text:span><text:span text:style-name="T37">may behave as </text:span><text:span text:style-name="T39">a </text:span><text:span text:style-name="T37">particle, or as </text:span><text:span text:style-name="T39">a </text:span><text:span text:style-name="T37">wave.</text:span><text:span text:style-name="T36"><text:note text:id="ftn19" text:note-class="footnote"><text:note-citation>19</text:note-citation><text:note-body><text:p text:style-name="P113">Jönsson (1961)</text:p></text:note-body></text:note></text:span></text:p>
      <text:p text:style-name="P47"><text:span text:style-name="T8">One who doesn’t take this into account may say “</text:span><text:span text:style-name="T103">God doesn’t exist, </text:span><text:span text:style-name="T107">I built a machine and know every molecule in the universe, she isn’t here</text:span><text:span text:style-name="T39">” and wouldn’t realize that they would have </text:span><text:span text:style-name="T120">become</text:span><text:span text:style-name="T39"> god by knowing every molecule in the universe, leading to god existing very well at that moment where they look for her. I know, this is a very constructed example, but it’s really hard to break down self-referentiality in just one sentence, and I wanted to be consistent with the other paths of doubt. Deal with it.</text:span></text:p>
      <text:p text:style-name="P48"><text:span text:style-name="T8">I</text:span><text:span text:style-name="T40">f one would want to doubt their information after the criteria of self-referentiality, one could ask themselves: </text:span><text:span text:style-name="T118">how does my act of perception change the perceived?</text:span><text:span text:style-name="T40"> This question first became popular with the second order cyberneticians around Heinz von Foerster, which criticized the first order cyberneticians around Norbert Wiener for several things. Self-referentiality was a big part of Foer</text:span><text:soft-page-break/><text:span text:style-name="T40">sters research, as he implemented it into the epistemology of his radical constructivism, using it to eliminate the necessity for objective truth in his theory.</text:span><text:span text:style-name="T40"><text:note text:id="ftn20" text:note-class="footnote"><text:note-citation>20</text:note-citation><text:note-body><text:p text:style-name="P114"><text:span text:style-name="T121">Foerster</text:span><text:span text:style-name="T101">/Pörksen</text:span><text:span text:style-name="T122">(2008), </text:span><text:span text:style-name="T123">p</text:span><text:span text:style-name="T122">. </text:span><text:span text:style-name="T121">114</text:span><text:span text:style-name="T124">+</text:span></text:p></text:note-body></text:note></text:span></text:p>
      <text:p text:style-name="P49"><text:span text:style-name="T8">Another bias one uses to make sense of the world in a pragmatic manner are stereotypes, </text:span><text:span text:style-name="T41">with similar bad outcomes, if they are not doubted. We tend to try to understand a new phenomenon by relating it to categories we already know, and try to deduce attributes of the new phenomenon from the general category we relate it to. “</text:span><text:span text:style-name="T109">God doesn’t exist</text:span><text:span text:style-name="T108">, </text:span><text:span text:style-name="T109">because other gods neither exist/</text:span><text:span text:style-name="T110">This person is criminal, because other black people I heard of are also criminal.</text:span><text:span text:style-name="T41">” is only one example of </text:span><text:span text:style-name="T42">how a category can be applied to an individual, giving the perceiver the opportunity to avoid further examination.</text:span></text:p>
      <text:p text:style-name="P50"><text:span text:style-name="T41">W</text:span><text:span text:style-name="T8">e are doing this a lot, and not necessarily with bad outcomes. </text:span><text:span text:style-name="T42">As all the other ways of saying “well, I have to believe something”, this can be a pragmatic decision to reduce complexity. One might deem it necessary. There was a skinhead in our university, for example, wearing white bootlaces with his combat boots. Fearing that he might see me as his enemy, if he got to know me, I avoided him quite successful. But when a friend told me that he was wearing the white shoelaces only out of provocation, was actually a tolerant guy, and just had a weird sense of humor, I change</text:span><text:span text:style-name="T61">d</text:span><text:span text:style-name="T42"> the information I </text:span><text:span text:style-name="T61">believed</text:span><text:span text:style-name="T42"> about him. For my own safety I chose not to check closer first, though.</text:span></text:p>
      <text:p text:style-name="P50"><text:span text:style-name="T8">Doubting information which was added to knowledge by stereotypical </text:span><text:span text:style-name="T42">assumptions bears resemblance to critics of Essentialism. </text:span><text:span text:style-name="T43">According to Sartre the things are not defined by the categories applied to them, but by their pure existence. Existence creates its essence itself.</text:span><text:span text:style-name="T43"><text:note text:id="ftn21" text:note-class="footnote"><text:note-citation>21</text:note-citation><text:note-body><text:p text:style-name="P115">Sartre (1989), p. 3+</text:p></text:note-body></text:note></text:span><text:span text:style-name="T43"> So if we want to understand existence, we have to let it tell us what it is, rather than just relating it to the essences we learned somewhere else. </text:span><text:span text:style-name="T119">Did I relate the object of my perception to some idea I already had?</text:span><text:span text:style-name="T44"> This can </text:span><text:span text:style-name="T45">lead to </text:span><text:span text:style-name="T44">misconception</text:span><text:span text:style-name="T45">s</text:span><text:span text:style-name="T44">, which </text:span><text:span text:style-name="T45">inhibit forms of autonomous contingency and individuality, when objects are treated and expected to behave like other similar and already known objects they share a category with.</text:span></text:p>
      <text:p text:style-name="P55">Another doubt one can have is that of their privilege. The conception of privilege doesn’t necessarily make sense in all radical ironist vocabularies, nevertheless I wanted to mention it. If you understand societal structures as power structures, there are <text:s/>typically some hierarchies, some inequalities, which you benefit from. This tends to make us blind; our self doesn’t like to believe that we are privileged, that our success grounds on inequality. “<text:span text:style-name="T102">Poverty is not a problem in society, because who has no bread may eat cake/</text:span><text:span text:style-name="T112">God doesn’t exist, because I don’t want to acknowledge she is worse off than me</text:span><text:span text:style-name="T102">.</text:span>” Sentences like this one are usually a symptom of privilege, which can be reflected on.</text:p>
      <text:p text:style-name="P55"><text:soft-page-break/>The notion of reflecting privilege comes out of activist circles and builds upon a certain understanding of justice: that one is responsible for making the structure of society more equal. <text:span text:style-name="T126">It has become a successful discourse strategy for marginalized people to remind privileged of this trope, so they can reflect on how they didn’t consider their perspective. It also carries a hint of incommensurability, as some problems tend to pop up which aren’t understandable by rationality alone – if you don’t accept the fundamental propositions of the other. This notion encourages people to look through the lens of the other, so they can tackle the problems in society together.</text:span></text:p>
      <text:p text:style-name="P56">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rich perspectives, so social problems can be understood and solved in a holistic manner. <text:span text:style-name="T114">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22"><text:span text:style-name="T46">Apart from this rather qualitative blindness, there is also a quantitative blindness which is especially important in the contexts of science and digitalization. </text:span><text:span text:style-name="T47">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47"><text:note text:id="ftn22" text:note-class="footnote"><text:note-citation>22</text:note-citation><text:note-body><text:p text:style-name="P116">Lefherz “Herrschaftsinstrument” (2016), p. 6</text:p></text:note-body></text:note></text:span><text:span text:style-name="T47"> So I need to tag numbers to anything by trying to understand it. Colors get numbers, hexadecimal codes which range from #000000 to #FFFFFF.</text:span></text:p>
      <text:p text:style-name="P22"><text:span text:style-name="T47">Remember the (sexist) joke, that men recognize only ten colors, and women also recognize colors like “Auburn” or “Azure”? Well, </text:span><text:span text:style-name="T62">even </text:span><text:span text:style-name="T47">they probably don’t know “Alien Armpit”, which </text:span><text:span text:style-name="T48">has the hex code</text:span><text:span text:style-name="T47"> </text:span>#C5E17A <text:span text:style-name="T127">and is only another one </text:span><text:span text:style-name="T47">of the 16777216 possible colors defined by the sRGB color space standard. </text:span><text:span text:style-name="T49">Digital cameras are able to recognize all sRGB colors – which is already pretty advanced.</text:span></text:p>
      <text:p text:style-name="P77"><text:span text:style-name="T8">But did they recognize the </text:span><text:span text:style-name="T2">real </text:span><text:span text:style-name="T8">colors? Of course not. They come pretty close, but digital means can only reproduce an approximation of the color, which was originally produced by a small electrochemical process. As can our brains. Color blindness is just one popular example for us not being </text:span><text:soft-page-break/><text:span text:style-name="T8">able to fully perceive reality – but it puts the </text:span><text:span text:style-name="T50">perception </text:span><text:span text:style-name="T62">of </text:span><text:span text:style-name="T8">healthy humans into perspective, because the only problem colorblind humans have with perception is that they differ enough from the “standard” of human perception that we can put them in their own category. </text:span><text:span text:style-name="T50">But an accurate representation of colors in our brain is something cameras aren’t necessarily better or worse at than our eyes and our brain.</text:span></text:p>
      <text:p text:style-name="P78"><text:span text:style-name="T8">When we try to formalize our perceived world for calculation, we have to quantify it. This always fails to acknowledge all qualitative variations. “</text:span><text:span text:style-name="T103">God doesn’t exist, or does exist</text:span><text:span text:style-name="T8">” is a very binary view of the problem – what if god was something different all along? </text:span><text:span text:style-name="T52">I</text:span><text:span text:style-name="T8">f </text:span><text:span text:style-name="T52">categories like existence weren’t the right means to understand her? If</text:span><text:span text:style-name="T8"> we </text:span><text:span text:style-name="T52">had </text:span><text:span text:style-name="T8">to understand her after her own terms?</text:span></text:p>
      <text:p text:style-name="P78"><text:span text:style-name="T8">To doubt this, we can only ask ourselves: </text:span><text:span text:style-name="T114">Did my quantitative representation of my perception miss </text:span><text:span text:style-name="T116">any shades of grey,</text:span><text:span text:style-name="T114"> any qualitative variations?</text:span><text:span text:style-name="T8"> Not using quantification is hard, because it doesn’t only mean “stop calculating”, but also includes words and other symbols, which consist out of numbers. We have to be aware that our </text:span><text:span text:style-name="T51">perception fails to fully grasp phenomena – no matter ho direct, original, or natural it is. But we can try to get better at it, invent more differentiated representations of qualita</text:span><text:span text:style-name="T52">e</text:span><text:span text:style-name="T51">, until it is at least a bit more accurate. If we become better cyborgs, with better means of perception, the problem can at least be </text:span><text:span text:style-name="T52">softened.</text:span></text:p>
      <text:p text:style-name="P79"><text:span text:style-name="T8">The </text:span><text:span text:style-name="T53">doubt</text:span><text:span text:style-name="T8"> of quantification builds a lot upon another critic</text:span><text:span text:style-name="T53">ism</text:span><text:span text:style-name="T8">, by the Frankfurt School – the criticism of instrumental rationality. In “Dialectics of Enlightenment”, Adorno and Horkheimer formulated </text:span><text:span text:style-name="T53">a general criticism of science and technology as an instrument of power.</text:span></text:p>
      <text:p text:style-name="P57">Interacting with the world is always influencing, using power, claiming a part of it for ones own sustenance. So it’s pretty intuitive for technology to be an instrument of power. Or is it?</text:p>
      <text:p text:style-name="P80"><text:span text:style-name="T8">When the Internet first came up, a lot of technology optimism emerged. The Internet gave everyone more options, it spread the </text:span><text:span text:style-name="T54">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chnology is built for women. This leads for example to female drivers being 47% more likely to be injured in a car crash.</text:span><text:span text:style-name="T54"><text:note text:id="ftn23" text:note-class="footnote"><text:note-citation>23</text:note-citation><text:note-body><text:p text:style-name="P117">https://medium.com/hh-design/the-world-is-designed-for-men-d06640654491</text:p></text:note-body></text:note></text:span></text:p>
      <text:p text:style-name="P81"><text:span text:style-name="T8">After Adorno’s and Horkheimer’s definition of instruments of power, Enlightenment always pursued the goal of taking fear from cyborgs and making them lords.</text:span><text:span text:style-name="T8"><text:note text:id="ftn24" text:note-class="footnote"><text:note-citation>24</text:note-citation><text:note-body><text:p text:style-name="P117">Adorno/Horkheimer (2006), p. 9</text:p></text:note-body></text:note></text:span><text:span text:style-name="T8"> Further they criticize the “patriarchal” marriage between human reason and nature, the reason which conquers superstition, shall </text:span><text:soft-page-break/><text:span text:style-name="T8">command nature.</text:span><text:span text:style-name="T8"><text:note text:id="ftn25" text:note-class="footnote"><text:note-citation>25</text:note-citation><text:note-body><text:p text:style-name="P117">Ibid, p. 10</text:p></text:note-body></text:note></text:span><text:span text:style-name="T8"> Reason is only used to learn from nature how to make use of it, perceiving the world wants to understand functionality, not beauty, thereby reducing it to symbols, words, numbers (see quantification).</text:span><text:span text:style-name="T8"><text:note text:id="ftn26" text:note-class="footnote"><text:note-citation>26</text:note-citation><text:note-body><text:p text:style-name="P117">Lefherz “Herrschaftsinstrument” (2016), p. 16+</text:p></text:note-body></text:note></text:span></text:p>
      <text:p text:style-name="P82"><text:span text:style-name="T8">“</text:span><text:span text:style-name="T111">God doesn’t exist, because my reason said, that I can understand the functionality of the world without her.</text:span><text:span text:style-name="T55">” Instrumentality has to be criticized, because even if it has its pragmatic purposes, as all of the modes of perception I want to doubt, its consequences can be barbarous. Adorno and Horkheimer made the Enlightenment responsible for the Shoah.</text:span><text:span text:style-name="T55"><text:note text:id="ftn27" text:note-class="footnote"><text:note-citation>27</text:note-citation><text:note-body><text:p text:style-name="P118">Ibid, p. 3</text:p></text:note-body></text:note></text:span></text:p>
      <text:p text:style-name="P58">If I perceive something, I can still criticize, how I failed to grasp everything. Research gives me that opportunity. But if I build technology out of this knowledge and someone else uses it, I can’t hope that they will append the same doubt – the more user-friendly technology becomes, the less likely users will be bothered to understand.</text:p>
      <text:p text:style-name="P83"><text:span text:style-name="T8">Therefore, as a radical ironist, wanting to get rid of power and oppression rather than developing the tools for it, I might want to doubt my instrumental use of rationality. </text:span><text:span text:style-name="T114">Am I utilizing my perception for understanding my surroundings only in terms of functionality and not in their own terms?</text:span><text:span text:style-name="T8"> </text:span><text:span text:style-name="T56">This can be a good approach to question ones own instrumentality, too.</text:span></text:p>
      <text:p text:style-name="P59"/>
      <text:h text:style-name="Heading_20_1" text:outline-level="1"><text:bookmark-start text:name="__RefHeading___Toc1236_2128195823"/><text:span text:style-name="T63">S</text:span><text:span text:style-name="T8">torage of Knowledge – then and now</text:span><text:bookmark-end text:name="__RefHeading___Toc1236_2128195823"/></text:h>
      <text:p text:style-name="P59"/>
      <text:p text:style-name="P85"><text:span text:style-name="T8">In his book </text:span><text:span text:style-name="T2">Social History of Knowledge</text:span><text:span text:style-name="T8"> Peter Burke applies a certain framework to knowledge, which he calls CADA – collect, analyze, distribute, act. First cyborgs collect data, then they analyze it, then they distribute this knowledge, and at last they act on it. Of course, these phases aren’t as easy to separate, they are rather to be understood as ideal types, with which a social history of knowledge could be told.</text:span><text:span text:style-name="T8"><text:note text:id="ftn28" text:note-class="footnote"><text:note-citation>28</text:note-citation><text:note-body><text:p text:style-name="P120">Burke (2014), p. 19</text:p></text:note-body></text:note></text:span></text:p>
      <text:p text:style-name="P87"><text:span text:style-name="T8">Collecting produces data – we find differences in the world. By analyzing them, we contextualize them – and they become information, knowledge. Data can be distributed, thereby making cooperation on the basis of a </text:span><text:span text:style-name="T65">common ground </text:span><text:span text:style-name="T8">possible, </text:span><text:span text:style-name="T65">as from the same data we can generate similar knowledge</text:span><text:span text:style-name="T8">. And finally we act on our knowledge, changing the world.</text:span></text:p>
      <text:p text:style-name="P86"><text:span text:style-name="T8">These four activities are of course tight-knit to our constitution as cyborgs. All of these are strongly influenced by technology, and our techniques of collecting, analyzing, and distributing data, information and knowledge ha</text:span><text:span text:style-name="T64">ve</text:span><text:span text:style-name="T8"> changed a lot over the millenia.</text:span></text:p>
      <text:p text:style-name="P60"><text:soft-page-break/>The digital disruption is not the first disruption of truth, there were some before. When Gutenberg invented the movable type printing press, the marginal costs of storing data were reduced significantly, disrupting old systems of writing down and publishing knowledge. This endangered not only the income of book authors, as piracy became a thing, and cheap, illegal copies of books began circulating.</text:p>
      <text:p text:style-name="P88"><text:span text:style-name="T8">Apart from piracy, other enrichments of cyborg culture originated in that time. Newspapers were born because of the printing press, of course, and many people could now express their thoughts on a lot of things. For the most, it took some time to learn it; </text:span><text:span text:style-name="T66">but as literacy rose, soon the overall quality of the told stories improved. Again cyborgs invented themselves a new augmentation, and soon prospered with it.</text:span></text:p>
      <text:p text:style-name="P89"><text:span text:style-name="T8">Soon </text:span><text:span text:style-name="T66">history happened and gave technology pessimists a perfect reason to condemn the advancement: </text:span><text:span text:style-name="T8">the whole European system of power became disrupted, when Luther and the other </text:span><text:span text:style-name="T74">Protestant Reformers</text:span><text:span text:style-name="T8"> could easily publish their thoughts and split from the Catholic church. This led not only to the Thirty Years’ War, </text:span><text:span text:style-name="T66">but also to the nation state, complicated bureaucracy, paper money… you really can blame the printing press for a lot of things, as people are doing with the </text:span><text:span text:style-name="T74">Internet.</text:span></text:p>
      <text:p text:style-name="P89"><text:span text:style-name="T66">B</text:span><text:span text:style-name="T8">ut </text:span><text:span text:style-name="T66">it </text:span><text:span text:style-name="T8">also </text:span><text:span text:style-name="T66">led </text:span><text:span text:style-name="T8">to the spread of Peirce’s method of reason, </text:span><text:span text:style-name="T66">and thereby the only cause why people are even likely to believe the arguments of technology pessimists. The sudden explosion of different perspectives, printed on paper, </text:span><text:span text:style-name="T67">led to the Enlightenment. And of course to Kant’s thoughts about how reason is producing conclusions from shared propositions. Rationality surely thrived upon the dynamics of mass printing: if you can see your thoughts written out, and think about how many people will read and criticize this, you probably think twice about your argument’s structure.</text:span></text:p>
      <text:p text:style-name="P61">In the beginning, these books were mainly collected privately. Rich men had whole rooms in their mansions, solely dedicated to storing books. But when the ability to read, write, and publish became more common, public libraries emerged. They were far better at storing so much data.</text:p>
      <text:p text:style-name="P90"><text:span text:style-name="T8">Libraries did not only introduce a new way of storing data, they also ordered it at the same time. </text:span><text:span text:style-name="T68">In libraries, </text:span><text:span text:style-name="T74">catalogs</text:span><text:span text:style-name="T68"> are used to find where books are lying – a hierarchical </text:span><text:span text:style-name="T69">taxonomy</text:span><text:span text:style-name="T68">, controlling the location and status of every book in the library. For every book, a category and location is allocated, and the metadata stored in the </text:span><text:span text:style-name="T74">catalog</text:span><text:span text:style-name="T68">, where library users have a</text:span><text:span text:style-name="T69">n </text:span><text:span text:style-name="T68">overview.</text:span></text:p>
      <text:p text:style-name="P91"><text:span text:style-name="T68">I</text:span><text:span text:style-name="T8">n a hierarchical taxonomy there are categories and subcategories. If you want to find something in it, you have to go through them. We know this from the directory structure in our PCs – the data is still ordered hierarchically here. When I was young, I hid data from my parents in such directory labyrinths – lots of directories with slightly different nonsense names, and in one of them was the file I tried to hide. The same principle made other taxonomies like library </text:span><text:span text:style-name="T74">catalogs</text:span><text:span text:style-name="T8"> so confusing – you do no only have to know how to handle the </text:span><text:span text:style-name="T74">catalog</text:span><text:span text:style-name="T8">, you also have to know its structure.</text:span></text:p>
      <text:p text:style-name="P62"><text:soft-page-break/>When you wanted to find data, you had to know how it was stored in the first place. What did the last librarian think when they saved the books to their shelves? Would they put a Shadowrun novel rather into the Fantasy or into the Science-Fiction section?</text:p>
      <text:p text:style-name="P92"><text:span text:style-name="T8">This changed, when the Mathematician Ted Cobb introduced his model for relational databases in 1970. </text:span><text:span text:style-name="T70">It needed a new system of order - “Future users of databases </text:span><text:span text:style-name="T72">must be protected from</text:span><text:span text:style-name="T70"> hav</text:span><text:span text:style-name="T72">ing </text:span><text:span text:style-name="T70">to know how the data is organized in the machine </text:span><text:span text:style-name="T72">(the internal representation)</text:span><text:span text:style-name="T70">”, he wrote in his paper “A Relational Model of Data for Large Shared Data Banks”</text:span><text:span text:style-name="T70"><text:note text:id="ftn29" text:note-class="footnote"><text:note-citation>29</text:note-citation><text:note-body><text:p text:style-name="P121">http://www.seas.upenn.edu/~zives/03f/cis550/codd.pdf</text:p></text:note-body></text:note></text:span><text:span text:style-name="T70">. This led to the development process of the relational database. Its central innovation: the procedure of saving the data is disconnected from the way they are retrieved later.</text:span></text:p>
      <text:p text:style-name="P63">In relational databases data is not saved into hierarchical categories, but rather loose in tables. Instead they are ordered heterarchical, every time someone looks for data in these tables. The user does this with a query – a statement in the “Structured Query Language”, SQL.</text:p>
      <text:p text:style-name="P93"><text:span text:style-name="T8">If you want to find information in a database, you ask it a question, a query, and get a freshly created table in return. This table did not exist before you asked the query, it is generated in the process. </text:span><text:span text:style-name="T71">The engineer who designed the database could not expect your specific query to be asked, there are too many possible combinations, varieties of </text:span><text:span text:style-name="T74">queries.</text:span><text:span text:style-name="T71"> Still they work – and take the control out of the hands of whoever creates and stores the data in the first place. It places control in the hands of the researcher – even you. You may not have heard about SQL yet, but behind almost every web form an SQL statement is generated, and all of us are using it everyday to reorganize data as we wish. </text:span><text:span text:style-name="T72">And </text:span><text:span text:style-name="T73">now </text:span><text:span text:style-name="T72">the structuring and ordering of the knowledge is not done at the moment of storage anymore, as it was with taxonomies, but rather in the moment where we want to search for specific data. </text:span><text:span text:style-name="T76">This is not only valid for SQL queries – but for all queries, which are algorithmically linking and ordering requests to a more or less structured set of data.</text:span><text:span text:style-name="T71"><text:note text:id="ftn30" text:note-class="footnote"><text:note-citation>30</text:note-citation><text:note-body><text:p text:style-name="P121">Seemann (2014), p. 57++</text:p></text:note-body></text:note></text:span></text:p>
      <text:p text:style-name="P94"><text:span text:style-name="T71">T</text:span><text:span text:style-name="T8">his sounds like a simple innovation in a very limited area, but Seemann makes it one of the three drivers of the loss of control, which is the term he uses to describe the individual loss of control over the data we generate in the digital era. </text:span><text:span text:style-name="T74">And the consequences it has are also unforeseeable –</text:span><text:span text:style-name="T75"> the war after the Reformation lasted thirty years.</text:span></text:p>
      <text:p text:style-name="P94"><text:span text:style-name="T75">Surely it has an effect on us cyborgs, and our structures of thinking. The more we learn to deal with taxonomies, the more we categorize our thinking. When Linné classified what he thought were all plants in his “binary” nomenclature, he chose categories and subcategories for it.</text:span><text:span text:style-name="T75"><text:note text:id="ftn31" text:note-class="footnote"><text:note-citation>31</text:note-citation><text:note-body><text:p text:style-name="P122">Burke (2014), p. 63</text:p></text:note-body></text:note></text:span><text:span text:style-name="T74"> </text:span><text:span text:style-name="T75">Cyborgs learned to classify, to see hierarchy everywhere, because their main way of organizing knowledge were taxonomies. We just were used to them.</text:span></text:p>
      <text:p text:style-name="P95"><text:soft-page-break/><text:span text:style-name="T8">The more we deal with relational databases and queries, the more this changes. The first thing we learned in that direction, was “to google” in a right way. Whoever wants to find a certain information in the Internet, will ask </text:span><text:span text:style-name="T76">their favorite search </text:span><text:span text:style-name="T8">engine – with access to the biggest relational database of the world, the Internet itself. </text:span><text:span text:style-name="T76">We learn how to arrange words, to ask full questions or not, how to use special characters to specify the query.</text:span><text:span text:style-name="T77"> But even more importantly we learn a new way to look at data, and how it is connected. We classify more dynamically, and learn to take different perspectives on the world, as arranging it to a new picture only takes a small line of SQL pseudo-code.</text:span></text:p>
      <text:p text:style-name="P96"><text:span text:style-name="T8">With taxonomies, every piece of data has a certain place. Every book stands on some shelf, and there can only be one way in which they are ordered. This changes for queries – there can be multiple orderings of a given set of data at the same time. They are non-rival. Your world view does not endanger mine anymore – we do not have to argue about how we order the data, we can order it </text:span><text:span text:style-name="T78">differently, </text:span><text:span text:style-name="T8">simultaneously.</text:span><text:span text:style-name="T8"><text:note text:id="ftn32" text:note-class="footnote"><text:note-citation>32</text:note-citation><text:note-body><text:p text:style-name="P123">Seemann (2014), p. 64</text:p></text:note-body></text:note></text:span></text:p>
      <text:p text:style-name="P64">But only because different world views are now easier to find, to support with data, and to publish, it does not mean we have learned to accept them yet. Countless wars in the comments of any local newspaper prove this again and again; our society did not manage yet to invent new ethics of discussion, which deal with this new diversity of viewpoints.</text:p>
      <text:p text:style-name="P64">Quite similar to what happened the last time, actually. After Gutenberg’s printing press gave more people access to means of articulation, their diversity exploded. The new views consolidated in the protestant church, and became a political force. The Thirty Years’ War was certainly not the most peaceful way to settle this disruption, but out of the ruins of middle Europe emerged new norms, and freedom of religion to ease the way we dealt with people with different opinions of their own.</text:p>
      <text:p text:style-name="P97"><text:span text:style-name="T8">This does not mean that we need a war to deal with the issue. The circumstances, but also the dynamics are a lot different now. There is no necessity to fight about order – the books don’t lie on shelves anymore. I do not care which queries other people ask. </text:span><text:span text:style-name="T79">If </text:span><text:span text:style-name="T8">they believe </text:span><text:span text:style-name="T79">what Donald Trump tells them, they should probably improve their queries. But if they prefer to stay in their epistemological immaturity – who am I to tell them otherwise?</text:span></text:p>
      <text:p text:style-name="P65"/>
      <text:h text:style-name="P142" text:outline-level="1"><text:bookmark-start text:name="__RefHeading___Toc2613_1169950661"/>Comparison with other Critics of Objectivism<text:bookmark-end text:name="__RefHeading___Toc2613_1169950661"/></text:h>
      <text:p text:style-name="P66"/>
      <text:p text:style-name="P73">Postmodernism is destroying the world. Or <text:span text:style-name="T138">at least</text:span> some people say <text:span text:style-name="T138">so.</text:span></text:p>
      <text:p text:style-name="P73"><text:soft-page-break/>Even a popular anti-establishment rap band, the Antilopengang, shares this opinion. In their song “The Trojan Horse”, in which they depict how they infiltrated the civil society to <text:span text:style-name="T138">now</text:span> destroy it from the inside, they sing “we lead the grateful humanity out of <text:span text:style-name="T138">the </text:span>postmodern<text:span text:style-name="T138">e</text:span> – and of course there will be gunshots.”<text:note text:id="ftn33" text:note-class="footnote"><text:note-citation>33</text:note-citation><text:note-body><text:p text:style-name="P128">Pongratz (2016)</text:p></text:note-body></text:note> <text:span text:style-name="T137">As many feuilletonists, they make “postmodernism” responsible for Trump’s rise</text:span><text:span text:style-name="T137"><text:note text:id="ftn34" text:note-class="footnote"><text:note-citation>34</text:note-citation><text:note-body><text:p text:style-name="P129">Hampe (2016)</text:p></text:note-body></text:note></text:span><text:span text:style-name="T137"> - because he doesn’t comply to the traditional rules of the construction of a social objectivity, which were first systematically deconstructed by who they call “postmodernists”.</text:span></text:p>
      <text:p text:style-name="P74">Some critics also say that if you drop the notion of an objective truth it is impossible to do meaningful science.<text:note text:id="ftn35" text:note-class="footnote"><text:note-citation>35</text:note-citation><text:note-body><text:p text:style-name="P128">Ibid.</text:p></text:note-body></text:note> <text:span text:style-name="T138">I already stated that I don’t think it is possible to </text:span><text:span text:style-name="T6">discover </text:span><text:span text:style-name="T138">objective truth, so we clearly have a disagreement here. To further illuminate my point, I want to reject the argument that you can not do meaningful science without a notion of objective truth by introducing some very nice writers who shared the same doubts with me. I will also discuss how their points fit into my own framework.</text:span></text:p>
      <text:p text:style-name="P66">The notion of different perspectives, different ways of contextualizing data to a world view is older than me. <text:span text:style-name="T131">And I already mentioned some of them – Peirce for example, who was eager to settle doubt about different world views instead of walking on its path as much as possible. He calls doubt an “irritation of a nerve”, which “causes a struggle to attain belief” - an inquiry about how the things are and what we can know about them.</text:span><text:span text:style-name="T131"><text:note text:id="ftn36" text:note-class="footnote"><text:note-citation>36</text:note-citation><text:note-body><text:p text:style-name="P125">Peirce (1877), p. 5</text:p></text:note-body></text:note></text:span></text:p>
      <text:p text:style-name="P67">I<text:span text:style-name="T138">n contrast, I</text:span> don’t think doubt has to be settled, when it arises. It is a good idea to doubt – it is the position where you are the closest to the truth (probably, impossible to measure). Every time Peirce settles a doubt and attains a belief, every time he is done with his inquiry, there is the possibility, that one of the doubts I already described, would prove him false.</text:p>
      <text:p text:style-name="P67">The reason why I settle doubts is a different one – pragmatism tells me that if I want to act, it is pragmatic to have a certain world view. I <text:span text:style-name="T2">want</text:span> to decide for a fact, because it enables me to calculate the world <text:span text:style-name="T132">and</text:span> make predictions.</text:p>
      <text:p text:style-name="P68">That’s also why I don’t focus on the methods of settling doubt. Every time when I decide that I heard enough different perspectives, it is a tragedy. I always have to ignore possibilities, as my brain is not able to synthesize all considerations into one world view – and clearly I’m not able to follow through every single consideration to disprove it.</text:p>
      <text:p text:style-name="P69">Still, these methods have certain advantages. Especially if I try to impart the knowledge I chose. It benefits me if others have a world view similar to mine – it is easier to cooperate with them, if we share opinions. For others to understand why I chose to believe this, it is a good idea to argue in a <text:soft-page-break/>reproducible manner, or to collect data which supports my claims according to certain standards which are accepted by them (scientific standards have proven to be widely accepted).</text:p>
      <text:p text:style-name="P70">Where Peirce uses them to ensure that the attained belief is accurate, I suggest to trust on doubt instead. No method can ensure, or even check the validity of an information to a point where it couldn’t be doubted anymore. So instead of deceiving oneself with the false security of a method one can not be absolved of making that horrendous decision to believe an information or not.</text:p>
      <text:p text:style-name="P70">There lies a responsibility in this, and it is an existentialist responsibility I mean. As cyborgs we are creating ourselves, and damned to choose what we want to become.<text:note text:id="ftn37" text:note-class="footnote"><text:note-citation>37</text:note-citation><text:note-body><text:p text:style-name="P124">Sartre (<text:span text:style-name="T134">1989</text:span>), p. 5</text:p></text:note-body></text:note> <text:span text:style-name="T133">And I am responsible for my choice, in the sense that I “will not be punished for my sins, but rather by them”.</text:span><text:span text:style-name="T133"><text:note text:id="ftn38" text:note-class="footnote"><text:note-citation>38</text:note-citation><text:note-body><text:p text:style-name="P124">Hubbard (1916), p. 172</text:p></text:note-body></text:note></text:span><text:span text:style-name="T133"> Included in this choice of action is of course the act of perception, of making sense out of the world. And no one can take it from me, or judge about the ways how I come to my decisions. Certainly no god – as I was created by myself, other cyborgs around me, and the technology I use.</text:span></text:p>
      <text:p text:style-name="P71">Another scientist and critic of objectivism talks about responsibility too – <text:span text:style-name="T135">Heinz von Foerster, who once wrote: “Objectivity is the delusion, observations could be made without an observer. An appeal for objectivity is the refusal of responsibility – hence its popularity.”</text:span><text:span text:style-name="T135"><text:note text:id="ftn39" text:note-class="footnote"><text:note-citation>39</text:note-citation><text:note-body><text:p text:style-name="P126">Foerster/Pörksen (2008), p. 154</text:p></text:note-body></text:note></text:span><text:span text:style-name="T135"> From his claim, that every observation is of course made by an observer, and therefore subjective, he derives that we can not separate ourselves from the world we are perceiving. We are part of it – and every form of responsibility takes that into account. By not separating us from it, we can not run away from the world, we will always stay part of it (apart from the decision we can always make, as Sartre says, removing ourselves from this world as an act of radical freedom). Being “neutral”, choosing not to act, is then a decision – for example if we observe a relation of oppression, and we choose not to act, we chose to be part of a system of oppression instead of trying to overcome the oppression in the system where we exist.</text:span></text:p>
      <text:p text:style-name="P72">This ties very closely to self-referentiality, the big topic of the second order cyberneticians. While first order cybernetics views an outside world as a circular system of recurring patterns, in which you can interfere with the cycles to move a current state to a target state, the second order cybernetics view themselves in this system. “Cybernetics of cybernetics”, or second order cybernetics, invents a new language to describe their own act of perception instead of a world independent from the observer. These terms of second order don’t describe an outside world anymore, instead you can apply them to themselves – thereby removing the barrier, the strict separation between subject and object, inside and outside.</text:p>
      <text:p text:style-name="P72"><text:soft-page-break/>This makes clear: an observation needs an observer, or it will not happen. And a question always includes the <text:span text:style-name="T136">possible </text:span>answer – <text:span text:style-name="T136">and excludes some of them.</text:span><text:span text:style-name="T136"><text:note text:id="ftn40" text:note-class="footnote"><text:note-citation>40</text:note-citation><text:note-body><text:p text:style-name="P127">Ibid., p. 114++</text:p></text:note-body></text:note></text:span></text:p>
      <text:p text:style-name="P73">This has an interesting effect on the query. In a world where we have all the answers, and more than enough data is produced already – it may be more important to find the right question.<text:note text:id="ftn41" text:note-class="footnote"><text:note-citation>41</text:note-citation><text:note-body><text:p text:style-name="P127">Seemann (2014), p. 68</text:p></text:note-body></text:note> And what can be a better tool for this than second order cybernetics, which <text:span text:style-name="T138">talks </text:span>about the questioner?</text:p>
      <text:p text:style-name="P75">Another approach to this topic was made by Ernesto Laclau and Chantal Mouffe, who invented a vocabulary for describing the hegemoniality of democratic discourse. <text:span text:style-name="T139">Coming from a political and Marxist background, they threw some Marxist orthodoxies over board and included a post-structuralist methodology instead. This allowed them to use the Marxist intuition of finding antagonisms in the society on the cultural level, on the discourse. Their theory doesn’t only apply to culture in the sense of textualized words – any form of practice is happening in a cultural context and is therefore a manifestation of the discourse and its relations of power.</text:span><text:span text:style-name="T139"><text:note text:id="ftn42" text:note-class="footnote"><text:note-citation>42</text:note-citation><text:note-body><text:p text:style-name="P130">Reckwitz (2006), p. 3<text:span text:style-name="T140">40</text:span>+</text:p></text:note-body></text:note></text:span></text:p>
      <text:p text:style-name="P76">Recycling some older Marxist terminologies, they also talk about hegemonies in the discourse. <text:span text:style-name="T141">A hegemony is a social o</text:span>bjectivity, it manages to present itself as universal and without alternative. As hegemonic identities can only exist in difference to other identities, their universality is always contingent – resting on exclusion. <text:span text:style-name="T141">All the other identities are now defined in contrast to the hegemony, in difference or equivalence to the hegemony and each other. This is where hegemony draws its power from – in this very system nothing is sayable if not in contrast to the hegemony – and if it is no longer in this context, it shows up the contingency of the hegemony, ready to fall apart.</text:span><text:span text:style-name="T141"><text:note text:id="ftn43" text:note-class="footnote"><text:note-citation>43</text:note-citation><text:note-body><text:p text:style-name="P131">Ibid., p. 344</text:p></text:note-body></text:note></text:span></text:p>
      <text:p text:style-name="P134">This can be made productive for analyzing how certain discursive hegemonies are constituted – and how they fall apart again. Political science can use this methodology very well to analyze the rise and fall of ideas, movements, identities. It isn’t quite as useful <text:span text:style-name="T142">to predict though – as in the moment, when you say what could be possible dynamics of identity, they already unfold. When you analyze predictions, and predict analyzes, again a situation of self-referentiality occurs, which is not useful for exact planning, as the planning itself has an effect on the analyst. It can have interesting and productive unplanned effects, though. Even if this is not something you can force to happen – a playful approach to theory and discourse may be a better way of coping with these dynamics.</text:span></text:p>
      <text:p text:style-name="P135">This is just as counter-intuitive to regular science as the notion of abandoning objective reality. What kind of a methodology is this, playing around with words, until they mean something else than what they meant in the beginning of the experiment? Can science do anything in an area where the measuring instruments become corrupted in the process of analyzing, and the erosion of accu<text:soft-page-break/>racy can’t be calculated because the object of analysis isn’t anything quantifiable in the first place? In such a case, as a pragmatist, I may decide not to use science at all, and rather play with words, instead of utilizing them in an instrumental manner to govern the “outside world”. Stumbling, falling to the ground can become dancing, if you only move your legs fast enough to support your weight. And when they weight begins to support itself, one could even start flying. Can you contradict the rules of science, if no one is there to watch over them?</text:p>
      <text:p text:style-name="P136">Laclau’s and Mouffe’s theory opens up horizons of possibility for such word plays. <text:span text:style-name="T144">With another great philosopher we can use this thought even further – Richard Rorty </text:span></text:p>
      <text:p text:style-name="P136">Language between cyborgs doesn’t work as accurately as when a machine is involved, and that is a good thing. It leaves room for contingency, for creative misunderstanding.</text:p>
      <text:p text:style-name="P135">If you tell a machine a word it doesn’t understand, <text:span text:style-name="T143">it will just return a Syntax Error. With cyborgs it is different – they will use creativity to understand the word from the context. If it isn’t possible, they often just fill the gaps, and unconsciously invent a new meaning for the word, which does not necessarily coincide with what you had in mind.</text:span></text:p>
      <text:p text:style-name="P137">This contingency is the cause for the dynamics which lead to the emergence of new identities, and to the downfall of hegemonies. It enables the artist to make sense out of new phenomena, yet unnamed. When the message is always interpreted by the receiver, creativity happens at listening, not at speaking.<text:note text:id="ftn0" text:note-class="footnote"><text:note-citation>44</text:note-citation><text:note-body><text:p text:style-name="P138">Foerster/Pörksen, something</text:p></text:note-body></text:note> And so discourse is not something we can influence by imagining useful identities, or as some people try, conjuring the spectre of communism or the collective identity of the working class – they just happen, and these identities and hegemonies, while having had their time, are over now. I already wonder, when the next hegemony will fall, when my identity will collapse, and what new can emerge out of that!</text:p>
      <text:p text:style-name="P1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1:10:45.807725089</meta:creation-date>
    <dc:date>2017-08-12T12:18:47.921403498</dc:date>
    <meta:editing-duration>PT6H22M56S</meta:editing-duration>
    <meta:editing-cycles>21</meta:editing-cycles>
    <meta:generator>LibreOffice/5.1.6.2$Linux_X86_64 LibreOffice_project/10m0$Build-2</meta:generator>
    <meta:document-statistic meta:table-count="0" meta:image-count="0" meta:object-count="0" meta:page-count="22" meta:paragraph-count="188" meta:word-count="10447" meta:character-count="61819" meta:non-whitespace-character-count="51483"/>
  </office:meta>
</office:document-meta>
</file>